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graphics>
      <draw:page draw:name="page1" draw:style-name="dp1" draw:master-page-name="Standard">
        <draw:frame draw:style-name="gr1" draw:layer="layout" svg:width="15.999cm" svg:height="8.999cm" svg:x="2.49cm" svg:y="10.35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draw:frame draw:style-name="gr1" draw:layer="layout" svg:width="15.999cm" svg:height="8.999cm" svg:x="2.49cm" svg:y="10.354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3" draw:style-name="dp1" draw:master-page-name="Standard">
        <draw:frame draw:style-name="gr1" draw:layer="layout" svg:width="15.999cm" svg:height="8.999cm" svg:x="2.49cm" svg:y="10.354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  <draw:page draw:name="page4" draw:style-name="dp1" draw:master-page-name="Standard">
        <draw:frame draw:style-name="gr1" draw:layer="layout" svg:width="15.999cm" svg:height="8.999cm" svg:x="2.49cm" svg:y="10.354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Blad</meta:initial-creator>
    <meta:creation-date>2011-12-31T03:36:04</meta:creation-date>
    <dc:date>2011-12-31T05:00:32</dc:date>
    <dc:creator>John Blad</dc:creator>
    <meta:editing-duration>PT1H24M31S</meta:editing-duration>
    <meta:editing-cycles>3</meta:editing-cycles>
    <meta:generator>LibreOffice/3.4$Unix LibreOffice_project/340m1$Build-402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834cm" svg:y="0.316cm" chart:style-name="ch2">
          <text:p>Norwegian (bokmål) Wikipedia </text:p>
        </chart:title>
        <chart:subtitle svg:x="6.461cm" svg:y="1.275cm" chart:style-name="ch3">
          <text:p>New contributors</text:p>
        </chart:subtitle>
        <chart:legend chart:legend-position="end" svg:x="12.672cm" svg:y="3.205cm" style:legend-expansion="high" chart:style-name="ch4"/>
        <chart:plot-area chart:style-name="ch5" chart:data-source-has-labels="both" svg:x="1.331cm" svg:y="2.318cm" svg:width="10.701cm" svg:height="5.521cm">
          <chartooo:coordinate-region svg:x="2.614cm" svg:y="2.517cm" svg:width="8.689cm" svg:height="5.041cm"/>
          <chart:axis chart:dimension="x" chart:name="primary-x" chart:style-name="ch6" chartooo:axis-type="auto">
            <chartooo:date-scale/>
            <chart:title svg:x="5.499cm" svg:y="8.019cm" chart:style-name="ch7">
              <text:p>month and year</text:p>
            </chart:title>
            <chart:categories table:cell-range-address="local-table.$A$2:.$A$96"/>
          </chart:axis>
          <chart:axis chart:dimension="y" chart:name="primary-y" chart:style-name="ch8">
            <chart:title svg:x="0.451cm" svg:y="6.749cm" chart:style-name="ch9">
              <text:p>number of contributors</text:p>
            </chart:title>
            <chart:grid chart:style-name="ch10" chart:class="major"/>
          </chart:axis>
          <chart:series chart:style-name="ch11" chart:values-cell-range-address="local-table.$B$2:.$B$96" chart:label-cell-address="local-table.$B$1" chart:class="chart:line">
            <chart:data-point chart:repeated="95"/>
          </chart:series>
          <chart:series chart:style-name="ch12" chart:values-cell-range-address="local-table.$C$2:.$C$96" chart:label-cell-address="local-table.$C$1" chart:class="chart:line">
            <chart:data-point chart:repeated="95"/>
          </chart:series>
          <chart:series chart:style-name="ch13" chart:values-cell-range-address="local-table.$D$2:.$D$96" chart:label-cell-address="local-table.$D$1" chart:class="chart:line">
            <chart:data-point chart:repeated="95"/>
          </chart:series>
          <chart:series chart:style-name="ch14" chart:values-cell-range-address="local-table.$E$2:.$E$96" chart:label-cell-address="local-table.$E$1" chart:class="chart:line">
            <chart:data-point chart:repeated="95"/>
          </chart:series>
          <chart:series chart:style-name="ch15" chart:values-cell-range-address="local-table.$F$2:.$F$96" chart:label-cell-address="local-table.$F$1" chart:class="chart:line">
            <chart:data-point chart:repeated="9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onth</text:p>
              </table:table-cell>
              <table:table-cell office:value-type="string">
                <text:p>3 months</text:p>
              </table:table-cell>
              <table:table-cell office:value-type="string">
                <text:p>6 months</text:p>
              </table:table-cell>
              <table:table-cell office:value-type="string">
                <text:p>12 months</text:p>
              </table:table-cell>
              <table:table-cell office:value-type="string">
                <text:p>One year diff</text:p>
              </table:table-cell>
            </table:table-row>
          </table:table-header-rows>
          <table:table-rows>
            <table:table-row>
              <table:table-cell office:value-type="string">
                <text:p>Jan 2004</text:p>
              </table:table-cell>
              <table:table-cell office:value-type="float" office:value="7">
                <text:p>7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4">
                <text:p>4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2.41666666666667">
                <text:p>2.4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3">
                <text:p>3</text:p>
              </table:table-cell>
              <table:table-cell office:value-type="float" office:value="2.58333333333333">
                <text:p>2.5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5">
                <text:p>5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5.08333333333333">
                <text:p>5.0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">
                <text:p>12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9.75">
                <text:p>9.75</text:p>
              </table:table-cell>
              <table:table-cell office:value-type="float" office:value="8.91666666666667">
                <text:p>8.9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22.5">
                <text:p>22.5</text:p>
              </table:table-cell>
              <table:table-cell office:value-type="float" office:value="17.25">
                <text:p>17.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24">
                <text:p>24</text:p>
              </table:table-cell>
              <table:table-cell office:value-type="float" office:value="18.1666666666667">
                <text:p>18.1666666666667</text:p>
              </table:table-cell>
              <table:table-cell office:value-type="float" office:value="16.0833333333333">
                <text:p>16.0833333333333</text:p>
              </table:table-cell>
            </table:table-row>
            <table:table-row>
              <table:table-cell office:value-type="string">
                <text:p>Jan 2005</text:p>
              </table:table-cell>
              <table:table-cell office:value-type="float" office:value="38">
                <text:p>38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27.3333333333333">
                <text:p>27.3333333333333</text:p>
              </table:table-cell>
              <table:table-cell office:value-type="float" office:value="20.75">
                <text:p>20.75</text:p>
              </table:table-cell>
              <table:table-cell office:value-type="float" office:value="18.1666666666667">
                <text:p>18.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28.6666666666667">
                <text:p>28.6666666666667</text:p>
              </table:table-cell>
              <table:table-cell office:value-type="float" office:value="29.6666666666667">
                <text:p>29.6666666666667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36">
                <text:p>36</text:p>
              </table:table-cell>
              <table:table-cell office:value-type="float" office:value="36.1666666666667">
                <text:p>36.1666666666667</text:p>
              </table:table-cell>
              <table:table-cell office:value-type="float" office:value="23.9166666666667">
                <text:p>23.9166666666667</text:p>
              </table:table-cell>
              <table:table-cell office:value-type="float" office:value="18.9166666666667">
                <text:p>18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26.8333333333333">
                <text:p>26.8333333333333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29.4166666666667">
                <text:p>29.41666666666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31.8333333333333">
                <text:p>31.8333333333333</text:p>
              </table:table-cell>
              <table:table-cell office:value-type="float" office:value="24.1666666666667">
                <text:p>24.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40">
                <text:p>40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24.5833333333333">
                <text:p>24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">
                <text:p>69</text:p>
              </table:table-cell>
              <table:table-cell office:value-type="float" office:value="51.3333333333333">
                <text:p>51.3333333333333</text:p>
              </table:table-cell>
              <table:table-cell office:value-type="float" office:value="47.6666666666667">
                <text:p>47.6666666666667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28.9166666666667">
                <text:p>28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0.9166666666667">
                <text:p>40.9166666666667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46.3333333333333">
                <text:p>46.3333333333333</text:p>
              </table:table-cell>
              <table:table-cell office:value-type="float" office:value="41">
                <text:p>41</text:p>
              </table:table-cell>
              <table:table-cell office:value-type="float" office:value="26.8333333333333">
                <text:p>26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">
                <text:p>66</text:p>
              </table:table-cell>
              <table:table-cell office:value-type="float" office:value="49.3333333333333">
                <text:p>49.3333333333333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26.0833333333333">
                <text:p>26.0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57.8333333333333">
                <text:p>57.8333333333333</text:p>
              </table:table-cell>
              <table:table-cell office:value-type="float" office:value="48.75">
                <text:p>48.75</text:p>
              </table:table-cell>
              <table:table-cell office:value-type="float" office:value="30.5833333333333">
                <text:p>30.5833333333333</text:p>
              </table:table-cell>
            </table:table-row>
            <table:table-row>
              <table:table-cell office:value-type="string">
                <text:p>Jan 2006</text:p>
              </table:table-cell>
              <table:table-cell office:value-type="float" office:value="79">
                <text:p>79</text:p>
              </table:table-cell>
              <table:table-cell office:value-type="float" office:value="78.3333333333333">
                <text:p>78.3333333333333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52.1666666666667">
                <text:p>52.1666666666667</text:p>
              </table:table-cell>
              <table:table-cell office:value-type="float" office:value="31.4166666666667">
                <text:p>31.4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34.6666666666667">
                <text:p>34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">
                <text:p>102</text:p>
              </table:table-cell>
              <table:table-cell office:value-type="float" office:value="86">
                <text:p>86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61.25">
                <text:p>61.25</text:p>
              </table:table-cell>
              <table:table-cell office:value-type="float" office:value="37.3333333333333">
                <text:p>37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85.1666666666667">
                <text:p>85.1666666666667</text:p>
              </table:table-cell>
              <table:table-cell office:value-type="float" office:value="65.75">
                <text:p>65.75</text:p>
              </table:table-cell>
              <table:table-cell office:value-type="float" office:value="38.9166666666667">
                <text:p>38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">
                <text:p>132</text:p>
              </table:table-cell>
              <table:table-cell office:value-type="float" office:value="110.333333333333">
                <text:p>110.333333333333</text:p>
              </table:table-cell>
              <table:table-cell office:value-type="float" office:value="96.1666666666667">
                <text:p>96.1666666666667</text:p>
              </table:table-cell>
              <table:table-cell office:value-type="float" office:value="73.25">
                <text:p>73.25</text:p>
              </table:table-cell>
              <table:table-cell office:value-type="float" office:value="43.8333333333333">
                <text:p>43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">
                <text:p>117</text:p>
              </table:table-cell>
              <table:table-cell office:value-type="float" office:value="115.333333333333">
                <text:p>115.333333333333</text:p>
              </table:table-cell>
              <table:table-cell office:value-type="float" office:value="100.666666666667">
                <text:p>100.666666666667</text:p>
              </table:table-cell>
              <table:table-cell office:value-type="float" office:value="79.25">
                <text:p>79.25</text:p>
              </table:table-cell>
              <table:table-cell office:value-type="float" office:value="47.4166666666667">
                <text:p>47.4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121.333333333333">
                <text:p>121.333333333333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85.5">
                <text:p>85.5</text:p>
              </table:table-cell>
              <table:table-cell office:value-type="float" office:value="51.8333333333333">
                <text:p>51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120">
                <text:p>120</text:p>
              </table:table-cell>
              <table:table-cell office:value-type="float" office:value="115.166666666667">
                <text:p>115.166666666667</text:p>
              </table:table-cell>
              <table:table-cell office:value-type="float" office:value="90.4166666666667">
                <text:p>90.4166666666667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">
                <text:p>157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24.333333333333">
                <text:p>124.333333333333</text:p>
              </table:table-cell>
              <table:table-cell office:value-type="float" office:value="100.583333333333">
                <text:p>100.583333333333</text:p>
              </table:table-cell>
              <table:table-cell office:value-type="float" office:value="59.6666666666667">
                <text:p>59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">
                <text:p>143</text:p>
              </table:table-cell>
              <table:table-cell office:value-type="float" office:value="142.666666666667">
                <text:p>142.666666666667</text:p>
              </table:table-cell>
              <table:table-cell office:value-type="float" office:value="132">
                <text:p>132</text:p>
              </table:table-cell>
              <table:table-cell office:value-type="float" office:value="108.583333333333">
                <text:p>108.583333333333</text:p>
              </table:table-cell>
              <table:table-cell office:value-type="float" office:value="67.5833333333333">
                <text:p>67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">
                <text:p>198</text:p>
              </table:table-cell>
              <table:table-cell office:value-type="float" office:value="166">
                <text:p>166</text:p>
              </table:table-cell>
              <table:table-cell office:value-type="float" office:value="143">
                <text:p>143</text:p>
              </table:table-cell>
              <table:table-cell office:value-type="float" office:value="119.583333333333">
                <text:p>119.583333333333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">
                <text:p>188</text:p>
              </table:table-cell>
              <table:table-cell office:value-type="float" office:value="176.333333333333">
                <text:p>176.333333333333</text:p>
              </table:table-cell>
              <table:table-cell office:value-type="float" office:value="154.833333333333">
                <text:p>154.833333333333</text:p>
              </table:table-cell>
              <table:table-cell office:value-type="float" office:value="127.75">
                <text:p>127.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Jan 2007</text:p>
              </table:table-cell>
              <table:table-cell office:value-type="float" office:value="223">
                <text:p>223</text:p>
              </table:table-cell>
              <table:table-cell office:value-type="float" office:value="203">
                <text:p>203</text:p>
              </table:table-cell>
              <table:table-cell office:value-type="float" office:value="172.833333333333">
                <text:p>172.833333333333</text:p>
              </table:table-cell>
              <table:table-cell office:value-type="float" office:value="139.75">
                <text:p>139.75</text:p>
              </table:table-cell>
              <table:table-cell office:value-type="float" office:value="87.5833333333333">
                <text:p>87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">
                <text:p>225</text:p>
              </table:table-cell>
              <table:table-cell office:value-type="float" office:value="212">
                <text:p>212</text:p>
              </table:table-cell>
              <table:table-cell office:value-type="float" office:value="189">
                <text:p>189</text:p>
              </table:table-cell>
              <table:table-cell office:value-type="float" office:value="152.083333333333">
                <text:p>152.083333333333</text:p>
              </table:table-cell>
              <table:table-cell office:value-type="float" office:value="95.4166666666667">
                <text:p>95.4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  <table:table-cell office:value-type="float" office:value="199.166666666667">
                <text:p>199.166666666667</text:p>
              </table:table-cell>
              <table:table-cell office:value-type="float" office:value="161.75">
                <text:p>161.75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">
                <text:p>205</text:p>
              </table:table-cell>
              <table:table-cell office:value-type="float" office:value="216">
                <text:p>216</text:p>
              </table:table-cell>
              <table:table-cell office:value-type="float" office:value="209.5">
                <text:p>209.5</text:p>
              </table:table-cell>
              <table:table-cell office:value-type="float" office:value="170.75">
                <text:p>170.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">
                <text:p>195</text:p>
              </table:table-cell>
              <table:table-cell office:value-type="float" office:value="206">
                <text:p>206</text:p>
              </table:table-cell>
              <table:table-cell office:value-type="float" office:value="209">
                <text:p>209</text:p>
              </table:table-cell>
              <table:table-cell office:value-type="float" office:value="176">
                <text:p>176</text:p>
              </table:table-cell>
              <table:table-cell office:value-type="float" office:value="102.75">
                <text:p>10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186">
                <text:p>186</text:p>
              </table:table-cell>
              <table:table-cell office:value-type="float" office:value="204">
                <text:p>204</text:p>
              </table:table-cell>
              <table:table-cell office:value-type="float" office:value="179.416666666667">
                <text:p>179.416666666667</text:p>
              </table:table-cell>
              <table:table-cell office:value-type="float" office:value="100.166666666667">
                <text:p>100.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  <table:table-cell office:value-type="float" office:value="160.666666666667">
                <text:p>160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0.583333333333">
                <text:p>180.583333333333</text:p>
              </table:table-cell>
              <table:table-cell office:value-type="float" office:value="95.0833333333333">
                <text:p>95.0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">
                <text:p>137</text:p>
              </table:table-cell>
              <table:table-cell office:value-type="float" office:value="141.333333333333">
                <text:p>141.333333333333</text:p>
              </table:table-cell>
              <table:table-cell office:value-type="float" office:value="173.666666666667">
                <text:p>173.666666666667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90.9166666666667">
                <text:p>90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">
                <text:p>154</text:p>
              </table:table-cell>
              <table:table-cell office:value-type="float" office:value="140">
                <text:p>140</text:p>
              </table:table-cell>
              <table:table-cell office:value-type="float" office:value="163">
                <text:p>163</text:p>
              </table:table-cell>
              <table:table-cell office:value-type="float" office:value="181.083333333333">
                <text:p>181.083333333333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">
                <text:p>149</text:p>
              </table:table-cell>
              <table:table-cell office:value-type="float" office:value="146.666666666667">
                <text:p>146.666666666667</text:p>
              </table:table-cell>
              <table:table-cell office:value-type="float" office:value="153.666666666667">
                <text:p>153.666666666667</text:p>
              </table:table-cell>
              <table:table-cell office:value-type="float" office:value="181.583333333333">
                <text:p>181.5833333333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  <table:table-cell office:value-type="float" office:value="157.333333333333">
                <text:p>157.333333333333</text:p>
              </table:table-cell>
              <table:table-cell office:value-type="float" office:value="149.333333333333">
                <text:p>149.333333333333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59.5833333333333">
                <text:p>59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148.5">
                <text:p>148.5</text:p>
              </table:table-cell>
              <table:table-cell office:value-type="float" office:value="176.25">
                <text:p>176.2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Jan 2008</text:p>
              </table:table-cell>
              <table:table-cell office:value-type="float" office:value="158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170.833333333333">
                <text:p>170.833333333333</text:p>
              </table:table-cell>
              <table:table-cell office:value-type="float" office:value="31.0833333333333">
                <text:p>31.0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">
                <text:p>177</text:p>
              </table:table-cell>
              <table:table-cell office:value-type="float" office:value="162.666666666667">
                <text:p>162.666666666667</text:p>
              </table:table-cell>
              <table:table-cell office:value-type="float" office:value="160">
                <text:p>160</text:p>
              </table:table-cell>
              <table:table-cell office:value-type="float" office:value="166.833333333333">
                <text:p>166.833333333333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">
                <text:p>171</text:p>
              </table:table-cell>
              <table:table-cell office:value-type="float" office:value="168.666666666667">
                <text:p>168.666666666667</text:p>
              </table:table-cell>
              <table:table-cell office:value-type="float" office:value="162.833333333333">
                <text:p>162.833333333333</text:p>
              </table:table-cell>
              <table:table-cell office:value-type="float" office:value="162.916666666667">
                <text:p>162.916666666667</text:p>
              </table:table-cell>
              <table:table-cell office:value-type="float" office:value="1.16666666666666">
                <text:p>1.166666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">
                <text:p>155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163.833333333333">
                <text:p>163.833333333333</text:p>
              </table:table-cell>
              <table:table-cell office:value-type="float" office:value="158.75">
                <text:p>158.7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160.333333333333">
                <text:p>160.333333333333</text:p>
              </table:table-cell>
              <table:table-cell office:value-type="float" office:value="154.833333333333">
                <text:p>154.833333333333</text:p>
              </table:table-cell>
              <table:table-cell office:value-type="float" office:value="-21.1666666666667">
                <text:p>-21.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">
                <text:p>133</text:p>
              </table:table-cell>
              <table:table-cell office:value-type="float" office:value="145.333333333333">
                <text:p>145.333333333333</text:p>
              </table:table-cell>
              <table:table-cell office:value-type="float" office:value="157">
                <text:p>157</text:p>
              </table:table-cell>
              <table:table-cell office:value-type="float" office:value="152.75">
                <text:p>152.75</text:p>
              </table:table-cell>
              <table:table-cell office:value-type="float" office:value="-26.6666666666667">
                <text:p>-26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">
                <text:p>133</text:p>
              </table:table-cell>
              <table:table-cell office:value-type="float" office:value="138">
                <text:p>138</text:p>
              </table:table-cell>
              <table:table-cell office:value-type="float" office:value="152.833333333333">
                <text:p>152.833333333333</text:p>
              </table:table-cell>
              <table:table-cell office:value-type="float" office:value="153.083333333333">
                <text:p>153.083333333333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">
                <text:p>154</text:p>
              </table:table-cell>
              <table:table-cell office:value-type="float" office:value="140">
                <text:p>140</text:p>
              </table:table-cell>
              <table:table-cell office:value-type="float" office:value="149">
                <text:p>149</text:p>
              </table:table-cell>
              <table:table-cell office:value-type="float" office:value="154.5">
                <text:p>154.5</text:p>
              </table:table-cell>
              <table:table-cell office:value-type="float" office:value="-26.8333333333333">
                <text:p>-26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">
                <text:p>187</text:p>
              </table:table-cell>
              <table:table-cell office:value-type="float" office:value="158">
                <text:p>158</text:p>
              </table:table-cell>
              <table:table-cell office:value-type="float" office:value="151.666666666667">
                <text:p>151.666666666667</text:p>
              </table:table-cell>
              <table:table-cell office:value-type="float" office:value="157.25">
                <text:p>157.25</text:p>
              </table:table-cell>
              <table:table-cell office:value-type="float" office:value="-23.8333333333333">
                <text:p>-23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">
                <text:p>201</text:p>
              </table:table-cell>
              <table:table-cell office:value-type="float" office:value="180.666666666667">
                <text:p>180.666666666667</text:p>
              </table:table-cell>
              <table:table-cell office:value-type="float" office:value="159.333333333333">
                <text:p>159.333333333333</text:p>
              </table:table-cell>
              <table:table-cell office:value-type="float" office:value="161.583333333333">
                <text:p>161.58333333333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">
                <text:p>179</text:p>
              </table:table-cell>
              <table:table-cell office:value-type="float" office:value="189">
                <text:p>189</text:p>
              </table:table-cell>
              <table:table-cell office:value-type="float" office:value="164.5">
                <text:p>164.5</text:p>
              </table:table-cell>
              <table:table-cell office:value-type="float" office:value="162.416666666667">
                <text:p>162.416666666667</text:p>
              </table:table-cell>
              <table:table-cell office:value-type="float" office:value="-16.75">
                <text:p>-16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">
                <text:p>165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169.833333333333">
                <text:p>169.833333333333</text:p>
              </table:table-cell>
              <table:table-cell office:value-type="float" office:value="163.416666666667">
                <text:p>163.416666666667</text:p>
              </table:table-cell>
              <table:table-cell office:value-type="float" office:value="-12.8333333333333">
                <text:p>-12.8333333333333</text:p>
              </table:table-cell>
            </table:table-row>
            <table:table-row>
              <table:table-cell office:value-type="string">
                <text:p>Jan 2009</text:p>
              </table:table-cell>
              <table:table-cell office:value-type="float" office:value="204">
                <text:p>204</text:p>
              </table:table-cell>
              <table:table-cell office:value-type="float" office:value="182.666666666667">
                <text:p>182.666666666667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167.25">
                <text:p>167.25</text:p>
              </table:table-cell>
              <table:table-cell office:value-type="float" office:value="-3.58333333333334">
                <text:p>-3.583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183">
                <text:p>183</text:p>
              </table:table-cell>
              <table:table-cell office:value-type="float" office:value="166">
                <text:p>166</text:p>
              </table:table-cell>
              <table:table-cell office:value-type="float" office:value="-0.833333333333343">
                <text:p>-0.833333333333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192">
                <text:p>192</text:p>
              </table:table-cell>
              <table:table-cell office:value-type="float" office:value="186.833333333333">
                <text:p>186.833333333333</text:p>
              </table:table-cell>
              <table:table-cell office:value-type="float" office:value="169.25">
                <text:p>169.25</text:p>
              </table:table-cell>
              <table:table-cell office:value-type="float" office:value="6.33333333333334">
                <text:p>6.333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">
                <text:p>145</text:p>
              </table:table-cell>
              <table:table-cell office:value-type="float" office:value="172.333333333333">
                <text:p>172.333333333333</text:p>
              </table:table-cell>
              <table:table-cell office:value-type="float" office:value="177.5">
                <text:p>177.5</text:p>
              </table:table-cell>
              <table:table-cell office:value-type="float" office:value="168.416666666667">
                <text:p>168.416666666667</text:p>
              </table:table-cell>
              <table:table-cell office:value-type="float" office:value="9.66666666666666">
                <text:p>9.666666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">
                <text:p>181</text:p>
              </table:table-cell>
              <table:table-cell office:value-type="float" office:value="178.666666666667">
                <text:p>178.666666666667</text:p>
              </table:table-cell>
              <table:table-cell office:value-type="float" office:value="177.833333333333">
                <text:p>177.833333333333</text:p>
              </table:table-cell>
              <table:table-cell office:value-type="float" office:value="171.166666666667">
                <text:p>171.166666666667</text:p>
              </table:table-cell>
              <table:table-cell office:value-type="float" office:value="16.3333333333333">
                <text:p>16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">
                <text:p>147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174.833333333333">
                <text:p>174.833333333333</text:p>
              </table:table-cell>
              <table:table-cell office:value-type="float" office:value="172.333333333333">
                <text:p>172.333333333333</text:p>
              </table:table-cell>
              <table:table-cell office:value-type="float" office:value="19.5833333333333">
                <text:p>19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">
                <text:p>148</text:p>
              </table:table-cell>
              <table:table-cell office:value-type="float" office:value="158.666666666667">
                <text:p>158.666666666667</text:p>
              </table:table-cell>
              <table:table-cell office:value-type="float" office:value="165.5">
                <text:p>165.5</text:p>
              </table:table-cell>
              <table:table-cell office:value-type="float" office:value="173.583333333333">
                <text:p>173.58333333333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149.333333333333">
                <text:p>149.333333333333</text:p>
              </table:table-cell>
              <table:table-cell office:value-type="float" office:value="164">
                <text:p>164</text:p>
              </table:table-cell>
              <table:table-cell office:value-type="float" office:value="173.5">
                <text:p>173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">
                <text:p>147</text:p>
              </table:table-cell>
              <table:table-cell office:value-type="float" office:value="149.333333333333">
                <text:p>149.333333333333</text:p>
              </table:table-cell>
              <table:table-cell office:value-type="float" office:value="153.5">
                <text:p>153.5</text:p>
              </table:table-cell>
              <table:table-cell office:value-type="float" office:value="170.166666666667">
                <text:p>170.166666666667</text:p>
              </table:table-cell>
              <table:table-cell office:value-type="float" office:value="12.9166666666667">
                <text:p>12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">
                <text:p>167</text:p>
              </table:table-cell>
              <table:table-cell office:value-type="float" office:value="155.666666666667">
                <text:p>155.666666666667</text:p>
              </table:table-cell>
              <table:table-cell office:value-type="float" office:value="157.166666666667">
                <text:p>157.166666666667</text:p>
              </table:table-cell>
              <table:table-cell office:value-type="float" office:value="167.333333333333">
                <text:p>167.333333333333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">
                <text:p>195</text:p>
              </table:table-cell>
              <table:table-cell office:value-type="float" office:value="169.666666666667">
                <text:p>169.666666666667</text:p>
              </table:table-cell>
              <table:table-cell office:value-type="float" office:value="159.5">
                <text:p>159.5</text:p>
              </table:table-cell>
              <table:table-cell office:value-type="float" office:value="168.666666666667">
                <text:p>168.666666666667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">
                <text:p>135</text:p>
              </table:table-cell>
              <table:table-cell office:value-type="float" office:value="165.666666666667">
                <text:p>165.666666666667</text:p>
              </table:table-cell>
              <table:table-cell office:value-type="float" office:value="157.5">
                <text:p>157.5</text:p>
              </table:table-cell>
              <table:table-cell office:value-type="float" office:value="166.166666666667">
                <text:p>166.166666666667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Jan 2010</text:p>
              </table:table-cell>
              <table:table-cell office:value-type="float" office:value="174">
                <text:p>174</text:p>
              </table:table-cell>
              <table:table-cell office:value-type="float" office:value="168">
                <text:p>168</text:p>
              </table:table-cell>
              <table:table-cell office:value-type="float" office:value="161.833333333333">
                <text:p>161.833333333333</text:p>
              </table:table-cell>
              <table:table-cell office:value-type="float" office:value="163.666666666667">
                <text:p>163.666666666667</text:p>
              </table:table-cell>
              <table:table-cell office:value-type="float" office:value="-3.58333333333334">
                <text:p>-3.583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156.333333333333">
                <text:p>156.333333333333</text:p>
              </table:table-cell>
              <table:table-cell office:value-type="float" office:value="163">
                <text:p>163</text:p>
              </table:table-cell>
              <table:table-cell office:value-type="float" office:value="163.5">
                <text:p>163.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">
                <text:p>171</text:p>
              </table:table-cell>
              <table:table-cell office:value-type="float" office:value="168.333333333333">
                <text:p>168.333333333333</text:p>
              </table:table-cell>
              <table:table-cell office:value-type="float" office:value="167">
                <text:p>167</text:p>
              </table:table-cell>
              <table:table-cell office:value-type="float" office:value="160.25">
                <text:p>160.2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170.333333333333">
                <text:p>170.333333333333</text:p>
              </table:table-cell>
              <table:table-cell office:value-type="float" office:value="169.166666666667">
                <text:p>169.166666666667</text:p>
              </table:table-cell>
              <table:table-cell office:value-type="float" office:value="163.166666666667">
                <text:p>163.166666666667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">
                <text:p>165</text:p>
              </table:table-cell>
              <table:table-cell office:value-type="float" office:value="172">
                <text:p>172</text:p>
              </table:table-cell>
              <table:table-cell office:value-type="float" office:value="164.166666666667">
                <text:p>164.166666666667</text:p>
              </table:table-cell>
              <table:table-cell office:value-type="float" office:value="161.833333333333">
                <text:p>161.833333333333</text:p>
              </table:table-cell>
              <table:table-cell office:value-type="float" office:value="-9.33333333333331">
                <text:p>-9.33333333333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160.833333333333">
                <text:p>160.833333333333</text:p>
              </table:table-cell>
              <table:table-cell office:value-type="float" office:value="159.166666666667">
                <text:p>159.166666666667</text:p>
              </table:table-cell>
              <table:table-cell office:value-type="float" office:value="-13.1666666666667">
                <text:p>-13.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150.166666666667">
                <text:p>150.166666666667</text:p>
              </table:table-cell>
              <table:table-cell office:value-type="float" office:value="156">
                <text:p>156</text:p>
              </table:table-cell>
              <table:table-cell office:value-type="float" office:value="-17.5833333333333">
                <text:p>-17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15.333333333333">
                <text:p>115.333333333333</text:p>
              </table:table-cell>
              <table:table-cell office:value-type="float" office:value="143.666666666667">
                <text:p>143.666666666667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-20.1666666666667">
                <text:p>-20.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133.666666666667">
                <text:p>133.666666666667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-19.8333333333333">
                <text:p>-19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">
                <text:p>143</text:p>
              </table:table-cell>
              <table:table-cell office:value-type="float" office:value="125">
                <text:p>125</text:p>
              </table:table-cell>
              <table:table-cell office:value-type="float" office:value="127.5">
                <text:p>127.5</text:p>
              </table:table-cell>
              <table:table-cell office:value-type="float" office:value="148.333333333333">
                <text:p>148.33333333333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">
                <text:p>141</text:p>
              </table:table-cell>
              <table:table-cell office:value-type="float" office:value="131.666666666667">
                <text:p>131.666666666667</text:p>
              </table:table-cell>
              <table:table-cell office:value-type="float" office:value="123.5">
                <text:p>123.5</text:p>
              </table:table-cell>
              <table:table-cell office:value-type="float" office:value="143.833333333333">
                <text:p>143.833333333333</text:p>
              </table:table-cell>
              <table:table-cell office:value-type="float" office:value="-24.8333333333333">
                <text:p>-24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133">
                <text:p>133</text:p>
              </table:table-cell>
              <table:table-cell office:value-type="float" office:value="123.5">
                <text:p>123.5</text:p>
              </table:table-cell>
              <table:table-cell office:value-type="float" office:value="142.166666666667">
                <text:p>142.166666666667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Jan 2011</text:p>
              </table:table-cell>
              <table:table-cell office:value-type="float" office:value="152">
                <text:p>152</text:p>
              </table:table-cell>
              <table:table-cell office:value-type="float" office:value="136">
                <text:p>136</text:p>
              </table:table-cell>
              <table:table-cell office:value-type="float" office:value="130.5">
                <text:p>130.5</text:p>
              </table:table-cell>
              <table:table-cell office:value-type="float" office:value="140.333333333333">
                <text:p>140.333333333333</text:p>
              </table:table-cell>
              <table:table-cell office:value-type="float" office:value="-23.3333333333333">
                <text:p>-23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2.333333333333">
                <text:p>132.333333333333</text:p>
              </table:table-cell>
              <table:table-cell office:value-type="float" office:value="138">
                <text:p>138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">
                <text:p>146</text:p>
              </table:table-cell>
              <table:table-cell office:value-type="float" office:value="143.333333333333">
                <text:p>143.333333333333</text:p>
              </table:table-cell>
              <table:table-cell office:value-type="float" office:value="138.166666666667">
                <text:p>138.166666666667</text:p>
              </table:table-cell>
              <table:table-cell office:value-type="float" office:value="135.916666666667">
                <text:p>135.916666666667</text:p>
              </table:table-cell>
              <table:table-cell office:value-type="float" office:value="-24.3333333333333">
                <text:p>-24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">
                <text:p>141</text:p>
              </table:table-cell>
              <table:table-cell office:value-type="float" office:value="139.666666666667">
                <text:p>139.666666666667</text:p>
              </table:table-cell>
              <table:table-cell office:value-type="float" office:value="137.833333333333">
                <text:p>137.833333333333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">
                <text:p>144</text:p>
              </table:table-cell>
              <table:table-cell office:value-type="float" office:value="143.666666666667">
                <text:p>143.666666666667</text:p>
              </table:table-cell>
              <table:table-cell office:value-type="float" office:value="138.333333333333">
                <text:p>138.333333333333</text:p>
              </table:table-cell>
              <table:table-cell office:value-type="float" office:value="130.916666666667">
                <text:p>130.916666666667</text:p>
              </table:table-cell>
              <table:table-cell office:value-type="float" office:value="-30.9166666666667">
                <text:p>-30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139.166666666667">
                <text:p>139.166666666667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-27.8333333333333">
                <text:p>-27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">
                <text:p>93</text:p>
              </table:table-cell>
              <table:table-cell office:value-type="float" office:value="119">
                <text:p>119</text:p>
              </table:table-cell>
              <table:table-cell office:value-type="float" office:value="129.333333333333">
                <text:p>129.333333333333</text:p>
              </table:table-cell>
              <table:table-cell office:value-type="float" office:value="129.916666666667">
                <text:p>129.916666666667</text:p>
              </table:table-cell>
              <table:table-cell office:value-type="float" office:value="-26.0833333333333">
                <text:p>-26.0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129.333333333333">
                <text:p>129.33333333333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">
                <text:p>101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118.833333333333">
                <text:p>118.833333333333</text:p>
              </table:table-cell>
              <table:table-cell office:value-type="float" office:value="128.5">
                <text:p>128.5</text:p>
              </table:table-cell>
              <table:table-cell office:value-type="float" office:value="-21.8333333333333">
                <text:p>-21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">
                <text:p>119</text:p>
              </table:table-cell>
              <table:table-cell office:value-type="float" office:value="111.333333333333">
                <text:p>111.333333333333</text:p>
              </table:table-cell>
              <table:table-cell office:value-type="float" office:value="115.166666666667">
                <text:p>115.166666666667</text:p>
              </table:table-cell>
              <table:table-cell office:value-type="float" office:value="126.5">
                <text:p>126.5</text:p>
              </table:table-cell>
              <table:table-cell office:value-type="float" office:value="-21.8333333333333">
                <text:p>-21.8333333333333</text:p>
              </table:table-cell>
            </table:table-row>
            <table:table-row>
              <table:table-cell office:value-type="string">
                <text:p>Nov 2011</text:p>
              </table:table-cell>
              <table:table-cell office:value-type="float" office:value="96">
                <text:p>96</text:p>
              </table:table-cell>
              <table:table-cell office:value-type="float" office:value="105.333333333333">
                <text:p>105.333333333333</text:p>
              </table:table-cell>
              <table:table-cell office:value-type="float" office:value="107.166666666667">
                <text:p>107.166666666667</text:p>
              </table:table-cell>
              <table:table-cell office:value-type="float" office:value="122.75">
                <text:p>122.75</text:p>
              </table:table-cell>
              <table:table-cell office:value-type="float" office:value="-21.0833333333333">
                <text:p>-21.08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9cm" svg:y="0.316cm" chart:style-name="ch2">
          <text:p>Norwegian (bokmål) Wikipedia</text:p>
        </chart:title>
        <chart:subtitle svg:x="5.271cm" svg:y="1.275cm" chart:style-name="ch3">
          <text:p>Contributors, more than 5 edits</text:p>
        </chart:subtitle>
        <chart:legend chart:legend-position="end" svg:x="12.672cm" svg:y="3.205cm" style:legend-expansion="high" chart:style-name="ch4"/>
        <chart:plot-area chart:style-name="ch5" chart:data-source-has-labels="both" svg:x="1.331cm" svg:y="2.318cm" svg:width="10.701cm" svg:height="5.521cm">
          <chartooo:coordinate-region svg:x="2.799cm" svg:y="2.517cm" svg:width="8.504cm" svg:height="5.041cm"/>
          <chart:axis chart:dimension="x" chart:name="primary-x" chart:style-name="ch6" chartooo:axis-type="auto">
            <chartooo:date-scale/>
            <chart:title svg:x="5.499cm" svg:y="8.019cm" chart:style-name="ch7">
              <text:p>month and year</text:p>
            </chart:title>
            <chart:categories table:cell-range-address="local-table.$A$2:.$A$96"/>
          </chart:axis>
          <chart:axis chart:dimension="y" chart:name="primary-y" chart:style-name="ch8">
            <chart:title svg:x="0.451cm" svg:y="6.749cm" chart:style-name="ch9">
              <text:p>number of contributors</text:p>
            </chart:title>
            <chart:grid chart:style-name="ch10" chart:class="major"/>
          </chart:axis>
          <chart:series chart:style-name="ch11" chart:values-cell-range-address="local-table.$B$2:.$B$96" chart:label-cell-address="local-table.$B$1" chart:class="chart:line">
            <chart:data-point chart:repeated="95"/>
          </chart:series>
          <chart:series chart:style-name="ch12" chart:values-cell-range-address="local-table.$C$2:.$C$96" chart:label-cell-address="local-table.$C$1" chart:class="chart:line">
            <chart:data-point chart:repeated="95"/>
          </chart:series>
          <chart:series chart:style-name="ch13" chart:values-cell-range-address="local-table.$D$2:.$D$96" chart:label-cell-address="local-table.$D$1" chart:class="chart:line">
            <chart:data-point chart:repeated="95"/>
          </chart:series>
          <chart:series chart:style-name="ch14" chart:values-cell-range-address="local-table.$E$2:.$E$96" chart:label-cell-address="local-table.$E$1" chart:class="chart:line">
            <chart:data-point chart:repeated="95"/>
          </chart:series>
          <chart:series chart:style-name="ch15" chart:values-cell-range-address="local-table.$F$2:.$F$96" chart:label-cell-address="local-table.$F$1" chart:class="chart:line">
            <chart:data-point chart:repeated="9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onth</text:p>
              </table:table-cell>
              <table:table-cell office:value-type="string">
                <text:p>3 months</text:p>
              </table:table-cell>
              <table:table-cell office:value-type="string">
                <text:p>6 months</text:p>
              </table:table-cell>
              <table:table-cell office:value-type="string">
                <text:p>12 months</text:p>
              </table:table-cell>
              <table:table-cell office:value-type="string">
                <text:p>One year diff</text:p>
              </table:table-cell>
            </table:table-row>
          </table:table-header-rows>
          <table:table-rows>
            <table:table-row>
              <table:table-cell office:value-type="string">
                <text:p>Jan 2004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3.08333333333333">
                <text:p>3.0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31">
                <text:p>31</text:p>
              </table:table-cell>
              <table:table-cell office:value-type="float" office:value="19.5">
                <text:p>19.5</text:p>
              </table:table-cell>
              <table:table-cell office:value-type="float" office:value="10.0833333333333">
                <text:p>10.0833333333333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23.5">
                <text:p>23.5</text:p>
              </table:table-cell>
              <table:table-cell office:value-type="float" office:value="12.1666666666667">
                <text:p>12.1666666666667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5.8333333333333">
                <text:p>35.8333333333333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20.3333333333333">
                <text:p>20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39.5">
                <text:p>39.5</text:p>
              </table:table-cell>
              <table:table-cell office:value-type="float" office:value="24.9166666666667">
                <text:p>24.9166666666667</text:p>
              </table:table-cell>
              <table:table-cell office:value-type="float" office:value="23.9166666666667">
                <text:p>23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28.5833333333333">
                <text:p>28.5833333333333</text:p>
              </table:table-cell>
              <table:table-cell office:value-type="float" office:value="27.5833333333333">
                <text:p>27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">
                <text:p>82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47">
                <text:p>47</text:p>
              </table:table-cell>
              <table:table-cell office:value-type="float" office:value="35.25">
                <text:p>35.25</text:p>
              </table:table-cell>
              <table:table-cell office:value-type="float" office:value="34.0833333333333">
                <text:p>34.0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">
                <text:p>102</text:p>
              </table:table-cell>
              <table:table-cell office:value-type="float" office:value="76">
                <text:p>76</text:p>
              </table:table-cell>
              <table:table-cell office:value-type="float" office:value="58.8333333333333">
                <text:p>58.8333333333333</text:p>
              </table:table-cell>
              <table:table-cell office:value-type="float" office:value="43.25">
                <text:p>43.25</text:p>
              </table:table-cell>
              <table:table-cell office:value-type="float" office:value="41.5833333333333">
                <text:p>41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">
                <text:p>85</text:p>
              </table:table-cell>
              <table:table-cell office:value-type="float" office:value="89.6666666666667">
                <text:p>89.6666666666667</text:p>
              </table:table-cell>
              <table:table-cell office:value-type="float" office:value="66">
                <text:p>66</text:p>
              </table:table-cell>
              <table:table-cell office:value-type="float" office:value="49">
                <text:p>49</text:p>
              </table:table-cell>
              <table:table-cell office:value-type="float" office:value="46.1666666666667">
                <text:p>46.1666666666667</text:p>
              </table:table-cell>
            </table:table-row>
            <table:table-row>
              <table:table-cell office:value-type="string">
                <text:p>Jan 2005</text:p>
              </table:table-cell>
              <table:table-cell office:value-type="float" office:value="100">
                <text:p>100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76">
                <text:p>76</text:p>
              </table:table-cell>
              <table:table-cell office:value-type="float" office:value="55.9166666666667">
                <text:p>55.9166666666667</text:p>
              </table:table-cell>
              <table:table-cell office:value-type="float" office:value="51.8333333333333">
                <text:p>51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">
                <text:p>96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84.8333333333333">
                <text:p>84.8333333333333</text:p>
              </table:table-cell>
              <table:table-cell office:value-type="float" office:value="62.1666666666667">
                <text:p>62.1666666666667</text:p>
              </table:table-cell>
              <table:table-cell office:value-type="float" office:value="56.5833333333333">
                <text:p>56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">
                <text:p>145</text:p>
              </table:table-cell>
              <table:table-cell office:value-type="float" office:value="113.666666666667">
                <text:p>113.666666666667</text:p>
              </table:table-cell>
              <table:table-cell office:value-type="float" office:value="101.666666666667">
                <text:p>101.666666666667</text:p>
              </table:table-cell>
              <table:table-cell office:value-type="float" office:value="69.6666666666667">
                <text:p>69.6666666666667</text:p>
              </table:table-cell>
              <table:table-cell office:value-type="float" office:value="59.5833333333333">
                <text:p>59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  <table:table-cell office:value-type="float" office:value="134">
                <text:p>134</text:p>
              </table:table-cell>
              <table:table-cell office:value-type="float" office:value="114.833333333333">
                <text:p>114.833333333333</text:p>
              </table:table-cell>
              <table:table-cell office:value-type="float" office:value="80.9166666666667">
                <text:p>80.9166666666667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">
                <text:p>143</text:p>
              </table:table-cell>
              <table:table-cell office:value-type="float" office:value="149.666666666667">
                <text:p>149.666666666667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90.25">
                <text:p>90.25</text:p>
              </table:table-cell>
              <table:table-cell office:value-type="float" office:value="75.5833333333333">
                <text:p>75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152.333333333333">
                <text:p>152.333333333333</text:p>
              </table:table-cell>
              <table:table-cell office:value-type="float" office:value="133">
                <text:p>133</text:p>
              </table:table-cell>
              <table:table-cell office:value-type="float" office:value="99.5">
                <text:p>99.5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152">
                <text:p>152</text:p>
              </table:table-cell>
              <table:table-cell office:value-type="float" office:value="143">
                <text:p>143</text:p>
              </table:table-cell>
              <table:table-cell office:value-type="float" office:value="109.5">
                <text:p>109.5</text:p>
              </table:table-cell>
              <table:table-cell office:value-type="float" office:value="88.1666666666667">
                <text:p>88.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174.333333333333">
                <text:p>174.333333333333</text:p>
              </table:table-cell>
              <table:table-cell office:value-type="float" office:value="162">
                <text:p>162</text:p>
              </table:table-cell>
              <table:table-cell office:value-type="float" office:value="123.416666666667">
                <text:p>123.416666666667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">
                <text:p>181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168">
                <text:p>168</text:p>
              </table:table-cell>
              <table:table-cell office:value-type="float" office:value="134.833333333333">
                <text:p>134.833333333333</text:p>
              </table:table-cell>
              <table:table-cell office:value-type="float" office:value="106.25">
                <text:p>10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">
                <text:p>203</text:p>
              </table:table-cell>
              <table:table-cell office:value-type="float" office:value="198">
                <text:p>198</text:p>
              </table:table-cell>
              <table:table-cell office:value-type="float" office:value="175">
                <text:p>175</text:p>
              </table:table-cell>
              <table:table-cell office:value-type="float" office:value="144.916666666667">
                <text:p>144.916666666667</text:p>
              </table:table-cell>
              <table:table-cell office:value-type="float" office:value="109.666666666667">
                <text:p>109.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">
                <text:p>221</text:p>
              </table:table-cell>
              <table:table-cell office:value-type="float" office:value="201.666666666667">
                <text:p>201.666666666667</text:p>
              </table:table-cell>
              <table:table-cell office:value-type="float" office:value="188">
                <text:p>188</text:p>
              </table:table-cell>
              <table:table-cell office:value-type="float" office:value="154.833333333333">
                <text:p>154.833333333333</text:p>
              </table:table-cell>
              <table:table-cell office:value-type="float" office:value="111.583333333333">
                <text:p>111.58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">
                <text:p>272</text:p>
              </table:table-cell>
              <table:table-cell office:value-type="float" office:value="232">
                <text:p>232</text:p>
              </table:table-cell>
              <table:table-cell office:value-type="float" office:value="207.833333333333">
                <text:p>207.833333333333</text:p>
              </table:table-cell>
              <table:table-cell office:value-type="float" office:value="170.416666666667">
                <text:p>170.416666666667</text:p>
              </table:table-cell>
              <table:table-cell office:value-type="float" office:value="121.416666666667">
                <text:p>121.416666666667</text:p>
              </table:table-cell>
            </table:table-row>
            <table:table-row>
              <table:table-cell office:value-type="string">
                <text:p>Jan 2006</text:p>
              </table:table-cell>
              <table:table-cell office:value-type="float" office:value="296">
                <text:p>296</text:p>
              </table:table-cell>
              <table:table-cell office:value-type="float" office:value="263">
                <text:p>263</text:p>
              </table:table-cell>
              <table:table-cell office:value-type="float" office:value="230.5">
                <text:p>230.5</text:p>
              </table:table-cell>
              <table:table-cell office:value-type="float" office:value="186.75">
                <text:p>186.75</text:p>
              </table:table-cell>
              <table:table-cell office:value-type="float" office:value="130.833333333333">
                <text:p>130.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">
                <text:p>311</text:p>
              </table:table-cell>
              <table:table-cell office:value-type="float" office:value="293">
                <text:p>293</text:p>
              </table:table-cell>
              <table:table-cell office:value-type="float" office:value="247.333333333333">
                <text:p>247.333333333333</text:p>
              </table:table-cell>
              <table:table-cell office:value-type="float" office:value="204.666666666667">
                <text:p>204.666666666667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">
                <text:p>372</text:p>
              </table:table-cell>
              <table:table-cell office:value-type="float" office:value="326.333333333333">
                <text:p>326.333333333333</text:p>
              </table:table-cell>
              <table:table-cell office:value-type="float" office:value="279.166666666667">
                <text:p>279.166666666667</text:p>
              </table:table-cell>
              <table:table-cell office:value-type="float" office:value="223.583333333333">
                <text:p>223.583333333333</text:p>
              </table:table-cell>
              <table:table-cell office:value-type="float" office:value="153.916666666667">
                <text:p>153.91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7">
                <text:p>377</text:p>
              </table:table-cell>
              <table:table-cell office:value-type="float" office:value="353.333333333333">
                <text:p>353.333333333333</text:p>
              </table:table-cell>
              <table:table-cell office:value-type="float" office:value="308.166666666667">
                <text:p>308.166666666667</text:p>
              </table:table-cell>
              <table:table-cell office:value-type="float" office:value="241.583333333333">
                <text:p>241.583333333333</text:p>
              </table:table-cell>
              <table:table-cell office:value-type="float" office:value="160.666666666667">
                <text:p>160.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">
                <text:p>417</text:p>
              </table:table-cell>
              <table:table-cell office:value-type="float" office:value="388.666666666667">
                <text:p>388.666666666667</text:p>
              </table:table-cell>
              <table:table-cell office:value-type="float" office:value="340.833333333333">
                <text:p>340.833333333333</text:p>
              </table:table-cell>
              <table:table-cell office:value-type="float" office:value="264.416666666667">
                <text:p>264.416666666667</text:p>
              </table:table-cell>
              <table:table-cell office:value-type="float" office:value="174.166666666667">
                <text:p>174.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">
                <text:p>420</text:p>
              </table:table-cell>
              <table:table-cell office:value-type="float" office:value="404.666666666667">
                <text:p>404.666666666667</text:p>
              </table:table-cell>
              <table:table-cell office:value-type="float" office:value="365.5">
                <text:p>365.5</text:p>
              </table:table-cell>
              <table:table-cell office:value-type="float" office:value="286.666666666667">
                <text:p>286.666666666667</text:p>
              </table:table-cell>
              <table:table-cell office:value-type="float" office:value="187.166666666667">
                <text:p>187.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">
                <text:p>399</text:p>
              </table:table-cell>
              <table:table-cell office:value-type="float" office:value="412">
                <text:p>412</text:p>
              </table:table-cell>
              <table:table-cell office:value-type="float" office:value="382.666666666667">
                <text:p>382.666666666667</text:p>
              </table:table-cell>
              <table:table-cell office:value-type="float" office:value="306.583333333333">
                <text:p>306.583333333333</text:p>
              </table:table-cell>
              <table:table-cell office:value-type="float" office:value="197.083333333333">
                <text:p>197.08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">
                <text:p>443</text:p>
              </table:table-cell>
              <table:table-cell office:value-type="float" office:value="420.666666666667">
                <text:p>420.666666666667</text:p>
              </table:table-cell>
              <table:table-cell office:value-type="float" office:value="404.666666666667">
                <text:p>404.666666666667</text:p>
              </table:table-cell>
              <table:table-cell office:value-type="float" office:value="326">
                <text:p>326</text:p>
              </table:table-cell>
              <table:table-cell office:value-type="float" office:value="202.583333333333">
                <text:p>202.58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">
                <text:p>504</text:p>
              </table:table-cell>
              <table:table-cell office:value-type="float" office:value="448.666666666667">
                <text:p>448.666666666667</text:p>
              </table:table-cell>
              <table:table-cell office:value-type="float" office:value="426.666666666667">
                <text:p>426.666666666667</text:p>
              </table:table-cell>
              <table:table-cell office:value-type="float" office:value="352.916666666667">
                <text:p>352.916666666667</text:p>
              </table:table-cell>
              <table:table-cell office:value-type="float" office:value="218.083333333333">
                <text:p>218.08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1">
                <text:p>511</text:p>
              </table:table-cell>
              <table:table-cell office:value-type="float" office:value="486">
                <text:p>486</text:p>
              </table:table-cell>
              <table:table-cell office:value-type="float" office:value="449">
                <text:p>449</text:p>
              </table:table-cell>
              <table:table-cell office:value-type="float" office:value="378.583333333333">
                <text:p>378.583333333333</text:p>
              </table:table-cell>
              <table:table-cell office:value-type="float" office:value="233.666666666667">
                <text:p>233.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">
                <text:p>625</text:p>
              </table:table-cell>
              <table:table-cell office:value-type="float" office:value="546.666666666667">
                <text:p>546.666666666667</text:p>
              </table:table-cell>
              <table:table-cell office:value-type="float" office:value="483.666666666667">
                <text:p>483.666666666667</text:p>
              </table:table-cell>
              <table:table-cell office:value-type="float" office:value="412.25">
                <text:p>412.25</text:p>
              </table:table-cell>
              <table:table-cell office:value-type="float" office:value="257.416666666667">
                <text:p>257.41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">
                <text:p>652</text:p>
              </table:table-cell>
              <table:table-cell office:value-type="float" office:value="596">
                <text:p>596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443.916666666667">
                <text:p>443.916666666667</text:p>
              </table:table-cell>
              <table:table-cell office:value-type="float" office:value="273.5">
                <text:p>273.5</text:p>
              </table:table-cell>
            </table:table-row>
            <table:table-row>
              <table:table-cell office:value-type="string">
                <text:p>Jan 2007</text:p>
              </table:table-cell>
              <table:table-cell office:value-type="float" office:value="688">
                <text:p>688</text:p>
              </table:table-cell>
              <table:table-cell office:value-type="float" office:value="655">
                <text:p>655</text:p>
              </table:table-cell>
              <table:table-cell office:value-type="float" office:value="570.5">
                <text:p>570.5</text:p>
              </table:table-cell>
              <table:table-cell office:value-type="float" office:value="476.583333333333">
                <text:p>476.583333333333</text:p>
              </table:table-cell>
              <table:table-cell office:value-type="float" office:value="289.833333333333">
                <text:p>289.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">
                <text:p>723</text:p>
              </table:table-cell>
              <table:table-cell office:value-type="float" office:value="687.666666666667">
                <text:p>687.666666666667</text:p>
              </table:table-cell>
              <table:table-cell office:value-type="float" office:value="617.166666666667">
                <text:p>617.166666666667</text:p>
              </table:table-cell>
              <table:table-cell office:value-type="float" office:value="510.916666666667">
                <text:p>510.916666666667</text:p>
              </table:table-cell>
              <table:table-cell office:value-type="float" office:value="306.25">
                <text:p>30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1">
                <text:p>781</text:p>
              </table:table-cell>
              <table:table-cell office:value-type="float" office:value="730.666666666667">
                <text:p>730.666666666667</text:p>
              </table:table-cell>
              <table:table-cell office:value-type="float" office:value="663.333333333333">
                <text:p>663.333333333333</text:p>
              </table:table-cell>
              <table:table-cell office:value-type="float" office:value="545">
                <text:p>545</text:p>
              </table:table-cell>
              <table:table-cell office:value-type="float" office:value="321.416666666667">
                <text:p>321.41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">
                <text:p>685</text:p>
              </table:table-cell>
              <table:table-cell office:value-type="float" office:value="729.666666666667">
                <text:p>729.666666666667</text:p>
              </table:table-cell>
              <table:table-cell office:value-type="float" office:value="692.333333333333">
                <text:p>692.333333333333</text:p>
              </table:table-cell>
              <table:table-cell office:value-type="float" office:value="570.666666666667">
                <text:p>570.666666666667</text:p>
              </table:table-cell>
              <table:table-cell office:value-type="float" office:value="329.083333333333">
                <text:p>329.08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7">
                <text:p>697</text:p>
              </table:table-cell>
              <table:table-cell office:value-type="float" office:value="721">
                <text:p>721</text:p>
              </table:table-cell>
              <table:table-cell office:value-type="float" office:value="704.333333333333">
                <text:p>704.333333333333</text:p>
              </table:table-cell>
              <table:table-cell office:value-type="float" office:value="594">
                <text:p>594</text:p>
              </table:table-cell>
              <table:table-cell office:value-type="float" office:value="329.583333333333">
                <text:p>329.58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">
                <text:p>601</text:p>
              </table:table-cell>
              <table:table-cell office:value-type="float" office:value="661">
                <text:p>661</text:p>
              </table:table-cell>
              <table:table-cell office:value-type="float" office:value="695.833333333333">
                <text:p>695.833333333333</text:p>
              </table:table-cell>
              <table:table-cell office:value-type="float" office:value="609.083333333333">
                <text:p>609.083333333333</text:p>
              </table:table-cell>
              <table:table-cell office:value-type="float" office:value="322.416666666667">
                <text:p>322.41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">
                <text:p>578</text:p>
              </table:table-cell>
              <table:table-cell office:value-type="float" office:value="625.333333333333">
                <text:p>625.333333333333</text:p>
              </table:table-cell>
              <table:table-cell office:value-type="float" office:value="677.5">
                <text:p>677.5</text:p>
              </table:table-cell>
              <table:table-cell office:value-type="float" office:value="624">
                <text:p>624</text:p>
              </table:table-cell>
              <table:table-cell office:value-type="float" office:value="317.416666666667">
                <text:p>317.41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">
                <text:p>565</text:p>
              </table:table-cell>
              <table:table-cell office:value-type="float" office:value="581.333333333333">
                <text:p>581.333333333333</text:p>
              </table:table-cell>
              <table:table-cell office:value-type="float" office:value="651.166666666667">
                <text:p>651.166666666667</text:p>
              </table:table-cell>
              <table:table-cell office:value-type="float" office:value="634.166666666667">
                <text:p>634.166666666667</text:p>
              </table:table-cell>
              <table:table-cell office:value-type="float" office:value="308.166666666667">
                <text:p>308.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">
                <text:p>603</text:p>
              </table:table-cell>
              <table:table-cell office:value-type="float" office:value="582">
                <text:p>582</text:p>
              </table:table-cell>
              <table:table-cell office:value-type="float" office:value="621.5">
                <text:p>621.5</text:p>
              </table:table-cell>
              <table:table-cell office:value-type="float" office:value="642.416666666667">
                <text:p>642.416666666667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">
                <text:p>612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609.333333333333">
                <text:p>609.333333333333</text:p>
              </table:table-cell>
              <table:table-cell office:value-type="float" office:value="650.833333333333">
                <text:p>650.833333333333</text:p>
              </table:table-cell>
              <table:table-cell office:value-type="float" office:value="272.25">
                <text:p>27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7">
                <text:p>627</text:p>
              </table:table-cell>
              <table:table-cell office:value-type="float" office:value="614">
                <text:p>614</text:p>
              </table:table-cell>
              <table:table-cell office:value-type="float" office:value="597.666666666667">
                <text:p>597.666666666667</text:p>
              </table:table-cell>
              <table:table-cell office:value-type="float" office:value="651">
                <text:p>651</text:p>
              </table:table-cell>
              <table:table-cell office:value-type="float" office:value="238.75">
                <text:p>238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5">
                <text:p>595</text:p>
              </table:table-cell>
              <table:table-cell office:value-type="float" office:value="611.333333333333">
                <text:p>611.333333333333</text:p>
              </table:table-cell>
              <table:table-cell office:value-type="float" office:value="596.666666666667">
                <text:p>596.666666666667</text:p>
              </table:table-cell>
              <table:table-cell office:value-type="float" office:value="646.25">
                <text:p>646.25</text:p>
              </table:table-cell>
              <table:table-cell office:value-type="float" office:value="202.333333333333">
                <text:p>202.333333333333</text:p>
              </table:table-cell>
            </table:table-row>
            <table:table-row>
              <table:table-cell office:value-type="string">
                <text:p>Jan 2008</text:p>
              </table:table-cell>
              <table:table-cell office:value-type="float" office:value="681">
                <text:p>681</text:p>
              </table:table-cell>
              <table:table-cell office:value-type="float" office:value="634.333333333333">
                <text:p>634.333333333333</text:p>
              </table:table-cell>
              <table:table-cell office:value-type="float" office:value="613.833333333333">
                <text:p>613.833333333333</text:p>
              </table:table-cell>
              <table:table-cell office:value-type="float" office:value="645.666666666667">
                <text:p>645.666666666667</text:p>
              </table:table-cell>
              <table:table-cell office:value-type="float" office:value="169.083333333333">
                <text:p>169.08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9">
                <text:p>699</text:p>
              </table:table-cell>
              <table:table-cell office:value-type="float" office:value="658.333333333333">
                <text:p>658.333333333333</text:p>
              </table:table-cell>
              <table:table-cell office:value-type="float" office:value="636.166666666667">
                <text:p>636.166666666667</text:p>
              </table:table-cell>
              <table:table-cell office:value-type="float" office:value="643.666666666667">
                <text:p>643.666666666667</text:p>
              </table:table-cell>
              <table:table-cell office:value-type="float" office:value="132.75">
                <text:p>13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8">
                <text:p>678</text:p>
              </table:table-cell>
              <table:table-cell office:value-type="float" office:value="686">
                <text:p>686</text:p>
              </table:table-cell>
              <table:table-cell office:value-type="float" office:value="648.666666666667">
                <text:p>648.666666666667</text:p>
              </table:table-cell>
              <table:table-cell office:value-type="float" office:value="635.083333333333">
                <text:p>635.083333333333</text:p>
              </table:table-cell>
              <table:table-cell office:value-type="float" office:value="90.0833333333334">
                <text:p>90.08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6">
                <text:p>636</text:p>
              </table:table-cell>
              <table:table-cell office:value-type="float" office:value="671">
                <text:p>67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1">
                <text:p>631</text:p>
              </table:table-cell>
              <table:table-cell office:value-type="float" office:value="60.3333333333334">
                <text:p>60.33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">
                <text:p>620</text:p>
              </table:table-cell>
              <table:table-cell office:value-type="float" office:value="644.666666666667">
                <text:p>644.666666666667</text:p>
              </table:table-cell>
              <table:table-cell office:value-type="float" office:value="651.5">
                <text:p>651.5</text:p>
              </table:table-cell>
              <table:table-cell office:value-type="float" office:value="624.583333333333">
                <text:p>624.583333333333</text:p>
              </table:table-cell>
              <table:table-cell office:value-type="float" office:value="30.5833333333334">
                <text:p>30.58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">
                <text:p>572</text:p>
              </table:table-cell>
              <table:table-cell office:value-type="float" office:value="609.333333333333">
                <text:p>609.333333333333</text:p>
              </table:table-cell>
              <table:table-cell office:value-type="float" office:value="647.666666666667">
                <text:p>647.666666666667</text:p>
              </table:table-cell>
              <table:table-cell office:value-type="float" office:value="622.166666666667">
                <text:p>622.166666666667</text:p>
              </table:table-cell>
              <table:table-cell office:value-type="float" office:value="13.0833333333333">
                <text:p>13.0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">
                <text:p>566</text:p>
              </table:table-cell>
              <table:table-cell office:value-type="float" office:value="586">
                <text:p>586</text:p>
              </table:table-cell>
              <table:table-cell office:value-type="float" office:value="628.5">
                <text:p>628.5</text:p>
              </table:table-cell>
              <table:table-cell office:value-type="float" office:value="621.166666666667">
                <text:p>621.166666666667</text:p>
              </table:table-cell>
              <table:table-cell office:value-type="float" office:value="-2.83333333333337">
                <text:p>-2.83333333333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1">
                <text:p>651</text:p>
              </table:table-cell>
              <table:table-cell office:value-type="float" office:value="596.333333333333">
                <text:p>596.333333333333</text:p>
              </table:table-cell>
              <table:table-cell office:value-type="float" office:value="620.5">
                <text:p>620.5</text:p>
              </table:table-cell>
              <table:table-cell office:value-type="float" office:value="628.333333333333">
                <text:p>628.333333333333</text:p>
              </table:table-cell>
              <table:table-cell office:value-type="float" office:value="-5.83333333333326">
                <text:p>-5.83333333333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">
                <text:p>660</text:p>
              </table:table-cell>
              <table:table-cell office:value-type="float" office:value="625.666666666667">
                <text:p>625.666666666667</text:p>
              </table:table-cell>
              <table:table-cell office:value-type="float" office:value="617.5">
                <text:p>617.5</text:p>
              </table:table-cell>
              <table:table-cell office:value-type="float" office:value="633.083333333333">
                <text:p>633.083333333333</text:p>
              </table:table-cell>
              <table:table-cell office:value-type="float" office:value="-9.33333333333326">
                <text:p>-9.33333333333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3">
                <text:p>753</text:p>
              </table:table-cell>
              <table:table-cell office:value-type="float" office:value="688">
                <text:p>688</text:p>
              </table:table-cell>
              <table:table-cell office:value-type="float" office:value="637">
                <text:p>637</text:p>
              </table:table-cell>
              <table:table-cell office:value-type="float" office:value="644.833333333333">
                <text:p>644.83333333333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1">
                <text:p>701</text:p>
              </table:table-cell>
              <table:table-cell office:value-type="float" office:value="704.666666666667">
                <text:p>704.666666666667</text:p>
              </table:table-cell>
              <table:table-cell office:value-type="float" office:value="650.5">
                <text:p>650.5</text:p>
              </table:table-cell>
              <table:table-cell office:value-type="float" office:value="651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">
                <text:p>658</text:p>
              </table:table-cell>
              <table:table-cell office:value-type="float" office:value="704">
                <text:p>704</text:p>
              </table:table-cell>
              <table:table-cell office:value-type="float" office:value="664.833333333333">
                <text:p>664.833333333333</text:p>
              </table:table-cell>
              <table:table-cell office:value-type="float" office:value="656.25">
                <text:p>656.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Jan 2009</text:p>
              </table:table-cell>
              <table:table-cell office:value-type="float" office:value="748">
                <text:p>748</text:p>
              </table:table-cell>
              <table:table-cell office:value-type="float" office:value="702.333333333333">
                <text:p>702.333333333333</text:p>
              </table:table-cell>
              <table:table-cell office:value-type="float" office:value="695.166666666667">
                <text:p>695.166666666667</text:p>
              </table:table-cell>
              <table:table-cell office:value-type="float" office:value="661.833333333333">
                <text:p>661.833333333333</text:p>
              </table:table-cell>
              <table:table-cell office:value-type="float" office:value="16.1666666666667">
                <text:p>16.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6">
                <text:p>696</text:p>
              </table:table-cell>
              <table:table-cell office:value-type="float" office:value="700.666666666667">
                <text:p>700.666666666667</text:p>
              </table:table-cell>
              <table:table-cell office:value-type="float" office:value="702.666666666667">
                <text:p>702.666666666667</text:p>
              </table:table-cell>
              <table:table-cell office:value-type="float" office:value="661.583333333333">
                <text:p>661.583333333333</text:p>
              </table:table-cell>
              <table:table-cell office:value-type="float" office:value="17.9166666666667">
                <text:p>17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7">
                <text:p>807</text:p>
              </table:table-cell>
              <table:table-cell office:value-type="float" office:value="750.333333333333">
                <text:p>750.333333333333</text:p>
              </table:table-cell>
              <table:table-cell office:value-type="float" office:value="727.166666666667">
                <text:p>727.166666666667</text:p>
              </table:table-cell>
              <table:table-cell office:value-type="float" office:value="672.333333333333">
                <text:p>672.333333333333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">
                <text:p>663</text:p>
              </table:table-cell>
              <table:table-cell office:value-type="float" office:value="722">
                <text:p>722</text:p>
              </table:table-cell>
              <table:table-cell office:value-type="float" office:value="712.166666666667">
                <text:p>712.166666666667</text:p>
              </table:table-cell>
              <table:table-cell office:value-type="float" office:value="674.583333333333">
                <text:p>674.583333333333</text:p>
              </table:table-cell>
              <table:table-cell office:value-type="float" office:value="43.5833333333334">
                <text:p>43.58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4">
                <text:p>644</text:p>
              </table:table-cell>
              <table:table-cell office:value-type="float" office:value="704.666666666667">
                <text:p>704.666666666667</text:p>
              </table:table-cell>
              <table:table-cell office:value-type="float" office:value="702.666666666667">
                <text:p>702.666666666667</text:p>
              </table:table-cell>
              <table:table-cell office:value-type="float" office:value="676.583333333333">
                <text:p>676.5833333333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3">
                <text:p>633</text:p>
              </table:table-cell>
              <table:table-cell office:value-type="float" office:value="646.666666666667">
                <text:p>646.666666666667</text:p>
              </table:table-cell>
              <table:table-cell office:value-type="float" office:value="698.5">
                <text:p>698.5</text:p>
              </table:table-cell>
              <table:table-cell office:value-type="float" office:value="681.666666666667">
                <text:p>681.666666666667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">
                <text:p>563</text:p>
              </table:table-cell>
              <table:table-cell office:value-type="float" office:value="613.333333333333">
                <text:p>613.333333333333</text:p>
              </table:table-cell>
              <table:table-cell office:value-type="float" office:value="667.666666666667">
                <text:p>667.666666666667</text:p>
              </table:table-cell>
              <table:table-cell office:value-type="float" office:value="681.416666666667">
                <text:p>681.416666666667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">
                <text:p>635</text:p>
              </table:table-cell>
              <table:table-cell office:value-type="float" office:value="610.333333333333">
                <text:p>610.333333333333</text:p>
              </table:table-cell>
              <table:table-cell office:value-type="float" office:value="657.5">
                <text:p>657.5</text:p>
              </table:table-cell>
              <table:table-cell office:value-type="float" office:value="680.083333333333">
                <text:p>680.083333333333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">
                <text:p>625</text:p>
              </table:table-cell>
              <table:table-cell office:value-type="float" office:value="607.666666666667">
                <text:p>607.666666666667</text:p>
              </table:table-cell>
              <table:table-cell office:value-type="float" office:value="627.166666666667">
                <text:p>627.166666666667</text:p>
              </table:table-cell>
              <table:table-cell office:value-type="float" office:value="677.166666666667">
                <text:p>677.166666666667</text:p>
              </table:table-cell>
              <table:table-cell office:value-type="float" office:value="44.0833333333333">
                <text:p>44.0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6">
                <text:p>636</text:p>
              </table:table-cell>
              <table:table-cell office:value-type="float" office:value="632">
                <text:p>632</text:p>
              </table:table-cell>
              <table:table-cell office:value-type="float" office:value="622.666666666667">
                <text:p>622.666666666667</text:p>
              </table:table-cell>
              <table:table-cell office:value-type="float" office:value="667.416666666667">
                <text:p>667.416666666667</text:p>
              </table:table-cell>
              <table:table-cell office:value-type="float" office:value="22.5833333333333">
                <text:p>22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">
                <text:p>685</text:p>
              </table:table-cell>
              <table:table-cell office:value-type="float" office:value="648.666666666667">
                <text:p>648.666666666667</text:p>
              </table:table-cell>
              <table:table-cell office:value-type="float" office:value="629.5">
                <text:p>629.5</text:p>
              </table:table-cell>
              <table:table-cell office:value-type="float" office:value="666.083333333333">
                <text:p>666.083333333333</text:p>
              </table:table-cell>
              <table:table-cell office:value-type="float" office:value="15.0833333333334">
                <text:p>15.08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">
                <text:p>610</text:p>
              </table:table-cell>
              <table:table-cell office:value-type="float" office:value="643.666666666667">
                <text:p>643.666666666667</text:p>
              </table:table-cell>
              <table:table-cell office:value-type="float" office:value="625.666666666667">
                <text:p>625.666666666667</text:p>
              </table:table-cell>
              <table:table-cell office:value-type="float" office:value="662.083333333333">
                <text:p>662.083333333333</text:p>
              </table:table-cell>
              <table:table-cell office:value-type="float" office:value="5.83333333333337">
                <text:p>5.83333333333337</text:p>
              </table:table-cell>
            </table:table-row>
            <table:table-row>
              <table:table-cell office:value-type="string">
                <text:p>Jan 2010</text:p>
              </table:table-cell>
              <table:table-cell office:value-type="float" office:value="660">
                <text:p>660</text:p>
              </table:table-cell>
              <table:table-cell office:value-type="float" office:value="651.666666666667">
                <text:p>651.666666666667</text:p>
              </table:table-cell>
              <table:table-cell office:value-type="float" office:value="641.833333333333">
                <text:p>641.833333333333</text:p>
              </table:table-cell>
              <table:table-cell office:value-type="float" office:value="654.75">
                <text:p>654.75</text:p>
              </table:table-cell>
              <table:table-cell office:value-type="float" office:value="-7.08333333333337">
                <text:p>-7.08333333333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">
                <text:p>658</text:p>
              </table:table-cell>
              <table:table-cell office:value-type="float" office:value="642.666666666667">
                <text:p>642.666666666667</text:p>
              </table:table-cell>
              <table:table-cell office:value-type="float" office:value="645.666666666667">
                <text:p>645.666666666667</text:p>
              </table:table-cell>
              <table:table-cell office:value-type="float" office:value="651.583333333333">
                <text:p>651.58333333333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">
                <text:p>709</text:p>
              </table:table-cell>
              <table:table-cell office:value-type="float" office:value="675.666666666667">
                <text:p>675.666666666667</text:p>
              </table:table-cell>
              <table:table-cell office:value-type="float" office:value="659.666666666667">
                <text:p>659.666666666667</text:p>
              </table:table-cell>
              <table:table-cell office:value-type="float" office:value="643.416666666667">
                <text:p>643.416666666667</text:p>
              </table:table-cell>
              <table:table-cell office:value-type="float" office:value="-28.9166666666667">
                <text:p>-28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7">
                <text:p>657</text:p>
              </table:table-cell>
              <table:table-cell office:value-type="float" office:value="674.666666666667">
                <text:p>674.666666666667</text:p>
              </table:table-cell>
              <table:table-cell office:value-type="float" office:value="663.166666666667">
                <text:p>663.166666666667</text:p>
              </table:table-cell>
              <table:table-cell office:value-type="float" office:value="642.916666666667">
                <text:p>642.916666666667</text:p>
              </table:table-cell>
              <table:table-cell office:value-type="float" office:value="-31.6666666666667">
                <text:p>-31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7">
                <text:p>677</text:p>
              </table:table-cell>
              <table:table-cell office:value-type="float" office:value="681">
                <text:p>681</text:p>
              </table:table-cell>
              <table:table-cell office:value-type="float" office:value="661.833333333333">
                <text:p>661.833333333333</text:p>
              </table:table-cell>
              <table:table-cell office:value-type="float" office:value="645.666666666667">
                <text:p>645.666666666667</text:p>
              </table:table-cell>
              <table:table-cell office:value-type="float" office:value="-30.9166666666667">
                <text:p>-30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">
                <text:p>576</text:p>
              </table:table-cell>
              <table:table-cell office:value-type="float" office:value="636.666666666667">
                <text:p>636.666666666667</text:p>
              </table:table-cell>
              <table:table-cell office:value-type="float" office:value="656.166666666667">
                <text:p>656.166666666667</text:p>
              </table:table-cell>
              <table:table-cell office:value-type="float" office:value="640.916666666667">
                <text:p>640.916666666667</text:p>
              </table:table-cell>
              <table:table-cell office:value-type="float" office:value="-40.75">
                <text:p>-4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9">
                <text:p>509</text:p>
              </table:table-cell>
              <table:table-cell office:value-type="float" office:value="587.333333333333">
                <text:p>587.333333333333</text:p>
              </table:table-cell>
              <table:table-cell office:value-type="float" office:value="631">
                <text:p>631</text:p>
              </table:table-cell>
              <table:table-cell office:value-type="float" office:value="636.416666666667">
                <text:p>636.416666666667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">
                <text:p>560</text:p>
              </table:table-cell>
              <table:table-cell office:value-type="float" office:value="548.333333333333">
                <text:p>548.33333333333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30.166666666667">
                <text:p>630.166666666667</text:p>
              </table:table-cell>
              <table:table-cell office:value-type="float" office:value="-49.9166666666667">
                <text:p>-49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9">
                <text:p>549</text:p>
              </table:table-cell>
              <table:table-cell office:value-type="float" office:value="539.333333333333">
                <text:p>539.333333333333</text:p>
              </table:table-cell>
              <table:table-cell office:value-type="float" office:value="588">
                <text:p>588</text:p>
              </table:table-cell>
              <table:table-cell office:value-type="float" office:value="623.833333333333">
                <text:p>623.833333333333</text:p>
              </table:table-cell>
              <table:table-cell office:value-type="float" office:value="-53.3333333333333">
                <text:p>-53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">
                <text:p>585</text:p>
              </table:table-cell>
              <table:table-cell office:value-type="float" office:value="564.666666666667">
                <text:p>564.666666666667</text:p>
              </table:table-cell>
              <table:table-cell office:value-type="float" office:value="576">
                <text:p>576</text:p>
              </table:table-cell>
              <table:table-cell office:value-type="float" office:value="619.583333333333">
                <text:p>619.583333333333</text:p>
              </table:table-cell>
              <table:table-cell office:value-type="float" office:value="-47.8333333333333">
                <text:p>-47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">
                <text:p>602</text:p>
              </table:table-cell>
              <table:table-cell office:value-type="float" office:value="578.666666666667">
                <text:p>578.666666666667</text:p>
              </table:table-cell>
              <table:table-cell office:value-type="float" office:value="563.5">
                <text:p>563.5</text:p>
              </table:table-cell>
              <table:table-cell office:value-type="float" office:value="612.666666666667">
                <text:p>612.666666666667</text:p>
              </table:table-cell>
              <table:table-cell office:value-type="float" office:value="-53.4166666666667">
                <text:p>-53.4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">
                <text:p>512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52.833333333333">
                <text:p>552.833333333333</text:p>
              </table:table-cell>
              <table:table-cell office:value-type="float" office:value="604.5">
                <text:p>604.5</text:p>
              </table:table-cell>
              <table:table-cell office:value-type="float" office:value="-57.5833333333334">
                <text:p>-57.5833333333334</text:p>
              </table:table-cell>
            </table:table-row>
            <table:table-row>
              <table:table-cell office:value-type="string">
                <text:p>Jan 2011</text:p>
              </table:table-cell>
              <table:table-cell office:value-type="float" office:value="616">
                <text:p>616</text:p>
              </table:table-cell>
              <table:table-cell office:value-type="float" office:value="576.666666666667">
                <text:p>576.666666666667</text:p>
              </table:table-cell>
              <table:table-cell office:value-type="float" office:value="570.666666666667">
                <text:p>570.666666666667</text:p>
              </table:table-cell>
              <table:table-cell office:value-type="float" office:value="600.833333333333">
                <text:p>600.833333333333</text:p>
              </table:table-cell>
              <table:table-cell office:value-type="float" office:value="-53.9166666666666">
                <text:p>-53.91666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">
                <text:p>601</text:p>
              </table:table-cell>
              <table:table-cell office:value-type="float" office:value="576.333333333333">
                <text:p>576.333333333333</text:p>
              </table:table-cell>
              <table:table-cell office:value-type="float" office:value="577.5">
                <text:p>577.5</text:p>
              </table:table-cell>
              <table:table-cell office:value-type="float" office:value="596.083333333333">
                <text:p>596.083333333333</text:p>
              </table:table-cell>
              <table:table-cell office:value-type="float" office:value="-55.5">
                <text:p>-5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">
                <text:p>646</text:p>
              </table:table-cell>
              <table:table-cell office:value-type="float" office:value="621">
                <text:p>621</text:p>
              </table:table-cell>
              <table:table-cell office:value-type="float" office:value="593.666666666667">
                <text:p>593.666666666667</text:p>
              </table:table-cell>
              <table:table-cell office:value-type="float" office:value="590.833333333333">
                <text:p>590.833333333333</text:p>
              </table:table-cell>
              <table:table-cell office:value-type="float" office:value="-52.5833333333333">
                <text:p>-52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">
                <text:p>587</text:p>
              </table:table-cell>
              <table:table-cell office:value-type="float" office:value="611.333333333333">
                <text:p>611.333333333333</text:p>
              </table:table-cell>
              <table:table-cell office:value-type="float" office:value="594">
                <text:p>594</text:p>
              </table:table-cell>
              <table:table-cell office:value-type="float" office:value="585">
                <text:p>585</text:p>
              </table:table-cell>
              <table:table-cell office:value-type="float" office:value="-57.9166666666666">
                <text:p>-57.91666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">
                <text:p>610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595.333333333333">
                <text:p>595.333333333333</text:p>
              </table:table-cell>
              <table:table-cell office:value-type="float" office:value="579.416666666667">
                <text:p>579.416666666667</text:p>
              </table:table-cell>
              <table:table-cell office:value-type="float" office:value="-66.25">
                <text:p>-6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">
                <text:p>532</text:p>
              </table:table-cell>
              <table:table-cell office:value-type="float" office:value="576.333333333333">
                <text:p>576.333333333333</text:p>
              </table:table-cell>
              <table:table-cell office:value-type="float" office:value="598.666666666667">
                <text:p>598.666666666667</text:p>
              </table:table-cell>
              <table:table-cell office:value-type="float" office:value="575.75">
                <text:p>575.75</text:p>
              </table:table-cell>
              <table:table-cell office:value-type="float" office:value="-65.1666666666666">
                <text:p>-65.16666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">
                <text:p>487</text:p>
              </table:table-cell>
              <table:table-cell office:value-type="float" office:value="543">
                <text:p>543</text:p>
              </table:table-cell>
              <table:table-cell office:value-type="float" office:value="577.166666666667">
                <text:p>577.166666666667</text:p>
              </table:table-cell>
              <table:table-cell office:value-type="float" office:value="573.916666666667">
                <text:p>573.916666666667</text:p>
              </table:table-cell>
              <table:table-cell office:value-type="float" office:value="-62.5">
                <text:p>-6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6">
                <text:p>516</text:p>
              </table:table-cell>
              <table:table-cell office:value-type="float" office:value="511.666666666667">
                <text:p>511.666666666667</text:p>
              </table:table-cell>
              <table:table-cell office:value-type="float" office:value="563">
                <text:p>563</text:p>
              </table:table-cell>
              <table:table-cell office:value-type="float" office:value="570.25">
                <text:p>570.25</text:p>
              </table:table-cell>
              <table:table-cell office:value-type="float" office:value="-59.9166666666666">
                <text:p>-59.91666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501">
                <text:p>501</text:p>
              </table:table-cell>
              <table:table-cell office:value-type="float" office:value="538.666666666667">
                <text:p>538.666666666667</text:p>
              </table:table-cell>
              <table:table-cell office:value-type="float" office:value="566.166666666667">
                <text:p>566.166666666667</text:p>
              </table:table-cell>
              <table:table-cell office:value-type="float" office:value="-57.6666666666667">
                <text:p>-57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8">
                <text:p>558</text:p>
              </table:table-cell>
              <table:table-cell office:value-type="float" office:value="524.666666666667">
                <text:p>524.666666666667</text:p>
              </table:table-cell>
              <table:table-cell office:value-type="float" office:value="533.833333333333">
                <text:p>533.833333333333</text:p>
              </table:table-cell>
              <table:table-cell office:value-type="float" office:value="563.916666666667">
                <text:p>563.916666666667</text:p>
              </table:table-cell>
              <table:table-cell office:value-type="float" office:value="-55.6666666666667">
                <text:p>-55.6666666666667</text:p>
              </table:table-cell>
            </table:table-row>
            <table:table-row>
              <table:table-cell office:value-type="string">
                <text:p>Nov 2011</text:p>
              </table:table-cell>
              <table:table-cell office:value-type="float" office:value="548">
                <text:p>548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23.5">
                <text:p>523.5</text:p>
              </table:table-cell>
              <table:table-cell office:value-type="float" office:value="559.416666666667">
                <text:p>559.416666666667</text:p>
              </table:table-cell>
              <table:table-cell office:value-type="float" office:value="-53.25">
                <text:p>-53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9cm" svg:y="0.316cm" chart:style-name="ch2">
          <text:p>Norwegian (bokmål) Wikipedia</text:p>
        </chart:title>
        <chart:subtitle svg:x="5.059cm" svg:y="1.275cm" chart:style-name="ch3">
          <text:p>Contributors, more than 100 edits</text:p>
        </chart:subtitle>
        <chart:legend chart:legend-position="end" svg:x="12.672cm" svg:y="3.205cm" style:legend-expansion="high" chart:style-name="ch4"/>
        <chart:plot-area chart:style-name="ch5" chart:data-source-has-labels="both" svg:x="1.331cm" svg:y="2.318cm" svg:width="10.701cm" svg:height="5.521cm">
          <chartooo:coordinate-region svg:x="2.614cm" svg:y="2.517cm" svg:width="8.689cm" svg:height="4.841cm"/>
          <chart:axis chart:dimension="x" chart:name="primary-x" chart:style-name="ch6" chartooo:axis-type="auto">
            <chartooo:date-scale/>
            <chart:title svg:x="5.499cm" svg:y="8.019cm" chart:style-name="ch7">
              <text:p>month and year</text:p>
            </chart:title>
            <chart:categories table:cell-range-address="local-table.$A$2:.$A$96"/>
          </chart:axis>
          <chart:axis chart:dimension="y" chart:name="primary-y" chart:style-name="ch8">
            <chart:title svg:x="0.451cm" svg:y="6.749cm" chart:style-name="ch9">
              <text:p>number of contributors</text:p>
            </chart:title>
            <chart:grid chart:style-name="ch10" chart:class="major"/>
          </chart:axis>
          <chart:series chart:style-name="ch11" chart:values-cell-range-address="local-table.$B$2:.$B$96" chart:label-cell-address="local-table.$B$1" chart:class="chart:line">
            <chart:data-point chart:repeated="95"/>
          </chart:series>
          <chart:series chart:style-name="ch12" chart:values-cell-range-address="local-table.$C$2:.$C$96" chart:label-cell-address="local-table.$C$1" chart:class="chart:line">
            <chart:data-point chart:repeated="95"/>
          </chart:series>
          <chart:series chart:style-name="ch13" chart:values-cell-range-address="local-table.$D$2:.$D$96" chart:label-cell-address="local-table.$D$1" chart:class="chart:line">
            <chart:data-point chart:repeated="95"/>
          </chart:series>
          <chart:series chart:style-name="ch14" chart:values-cell-range-address="local-table.$E$2:.$E$96" chart:label-cell-address="local-table.$E$1" chart:class="chart:line">
            <chart:data-point chart:repeated="95"/>
          </chart:series>
          <chart:series chart:style-name="ch15" chart:values-cell-range-address="local-table.$F$2:.$F$96" chart:label-cell-address="local-table.$F$1" chart:class="chart:line">
            <chart:data-point chart:repeated="9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onth</text:p>
              </table:table-cell>
              <table:table-cell office:value-type="string">
                <text:p>3 months</text:p>
              </table:table-cell>
              <table:table-cell office:value-type="string">
                <text:p>6 months</text:p>
              </table:table-cell>
              <table:table-cell office:value-type="string">
                <text:p>12 months</text:p>
              </table:table-cell>
              <table:table-cell office:value-type="string">
                <text:p>One year diff</text:p>
              </table:table-cell>
            </table:table-row>
          </table:table-header-rows>
          <table:table-rows>
            <table:table-row>
              <table:table-cell office:value-type="string">
                <text:p>Jan 200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75">
                <text:p>0.7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1.58333333333333">
                <text:p>1.5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1.91666666666667">
                <text:p>1.9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3.91666666666667">
                <text:p>3.9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8">
                <text:p>8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5.58333333333333">
                <text:p>5.5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6.91666666666667">
                <text:p>6.9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3.5">
                <text:p>13.5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Jan 2005</text:p>
              </table:table-cell>
              <table:table-cell office:value-type="float" office:value="22">
                <text:p>22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10.75">
                <text:p>10.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12.5">
                <text:p>12.5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14.4166666666667">
                <text:p>14.4166666666667</text:p>
              </table:table-cell>
              <table:table-cell office:value-type="float" office:value="12.8333333333333">
                <text:p>12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27.3333333333333">
                <text:p>27.3333333333333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16.4166666666667">
                <text:p>16.416666666666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19">
                <text:p>19</text:p>
              </table:table-cell>
              <table:table-cell office:value-type="float" office:value="16.8333333333333">
                <text:p>16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28.5">
                <text:p>28.5</text:p>
              </table:table-cell>
              <table:table-cell office:value-type="float" office:value="21">
                <text:p>21</text:p>
              </table:table-cell>
              <table:table-cell office:value-type="float" office:value="18.0833333333333">
                <text:p>18.0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31">
                <text:p>31</text:p>
              </table:table-cell>
              <table:table-cell office:value-type="float" office:value="23.0833333333333">
                <text:p>23.0833333333333</text:p>
              </table:table-cell>
              <table:table-cell office:value-type="float" office:value="19.1666666666667">
                <text:p>19.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34.5">
                <text:p>34.5</text:p>
              </table:table-cell>
              <table:table-cell office:value-type="float" office:value="26.1666666666667">
                <text:p>26.1666666666667</text:p>
              </table:table-cell>
              <table:table-cell office:value-type="float" office:value="21.4166666666667">
                <text:p>21.4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43.6666666666667">
                <text:p>43.6666666666667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29.25">
                <text:p>29.25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41.8333333333333">
                <text:p>41.8333333333333</text:p>
              </table:table-cell>
              <table:table-cell office:value-type="float" office:value="32.3333333333333">
                <text:p>32.3333333333333</text:p>
              </table:table-cell>
              <table:table-cell office:value-type="float" office:value="25.4166666666667">
                <text:p>25.4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49.3333333333333">
                <text:p>49.3333333333333</text:p>
              </table:table-cell>
              <table:table-cell office:value-type="float" office:value="44.1666666666667">
                <text:p>44.1666666666667</text:p>
              </table:table-cell>
              <table:table-cell office:value-type="float" office:value="34.75">
                <text:p>34.7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53.6666666666667">
                <text:p>53.6666666666667</text:p>
              </table:table-cell>
              <table:table-cell office:value-type="float" office:value="48.6666666666667">
                <text:p>48.6666666666667</text:p>
              </table:table-cell>
              <table:table-cell office:value-type="float" office:value="38.5833333333333">
                <text:p>38.5833333333333</text:p>
              </table:table-cell>
              <table:table-cell office:value-type="float" office:value="29.1666666666667">
                <text:p>29.1666666666667</text:p>
              </table:table-cell>
            </table:table-row>
            <table:table-row>
              <table:table-cell office:value-type="string">
                <text:p>Jan 2006</text:p>
              </table:table-cell>
              <table:table-cell office:value-type="float" office:value="68">
                <text:p>68</text:p>
              </table:table-cell>
              <table:table-cell office:value-type="float" office:value="58.6666666666667">
                <text:p>58.6666666666667</text:p>
              </table:table-cell>
              <table:table-cell office:value-type="float" office:value="53.8333333333333">
                <text:p>53.8333333333333</text:p>
              </table:table-cell>
              <table:table-cell office:value-type="float" office:value="42.4166666666667">
                <text:p>42.4166666666667</text:p>
              </table:table-cell>
              <table:table-cell office:value-type="float" office:value="31.6666666666667">
                <text:p>31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65.3333333333333">
                <text:p>65.3333333333333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45.9166666666667">
                <text:p>45.9166666666667</text:p>
              </table:table-cell>
              <table:table-cell office:value-type="float" office:value="33.4166666666667">
                <text:p>33.4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0.8333333333333">
                <text:p>60.8333333333333</text:p>
              </table:table-cell>
              <table:table-cell office:value-type="float" office:value="49.25">
                <text:p>49.25</text:p>
              </table:table-cell>
              <table:table-cell office:value-type="float" office:value="34.8333333333333">
                <text:p>34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53.0833333333333">
                <text:p>53.0833333333333</text:p>
              </table:table-cell>
              <table:table-cell office:value-type="float" office:value="36.6666666666667">
                <text:p>36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71.1666666666667">
                <text:p>71.1666666666667</text:p>
              </table:table-cell>
              <table:table-cell office:value-type="float" office:value="57.6666666666667">
                <text:p>57.6666666666667</text:p>
              </table:table-cell>
              <table:table-cell office:value-type="float" office:value="38.6666666666667">
                <text:p>38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41.3333333333333">
                <text:p>41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78.5">
                <text:p>78.5</text:p>
              </table:table-cell>
              <table:table-cell office:value-type="float" office:value="66.1666666666667">
                <text:p>66.1666666666667</text:p>
              </table:table-cell>
              <table:table-cell office:value-type="float" office:value="43.0833333333333">
                <text:p>43.0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1.5">
                <text:p>81.5</text:p>
              </table:table-cell>
              <table:table-cell office:value-type="float" office:value="69.4166666666667">
                <text:p>69.4166666666667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86.3333333333333">
                <text:p>86.3333333333333</text:p>
              </table:table-cell>
              <table:table-cell office:value-type="float" office:value="85.1666666666667">
                <text:p>85.1666666666667</text:p>
              </table:table-cell>
              <table:table-cell office:value-type="float" office:value="73">
                <text:p>73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76.6666666666667">
                <text:p>76.6666666666667</text:p>
              </table:table-cell>
              <table:table-cell office:value-type="float" office:value="44.3333333333333">
                <text:p>44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">
                <text:p>96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90.1666666666667">
                <text:p>90.1666666666667</text:p>
              </table:table-cell>
              <table:table-cell office:value-type="float" office:value="80.6666666666667">
                <text:p>80.6666666666667</text:p>
              </table:table-cell>
              <table:table-cell office:value-type="float" office:value="45.9166666666667">
                <text:p>45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92.5">
                <text:p>92.5</text:p>
              </table:table-cell>
              <table:table-cell office:value-type="float" office:value="84.25">
                <text:p>84.25</text:p>
              </table:table-cell>
              <table:table-cell office:value-type="float" office:value="45.6666666666667">
                <text:p>45.6666666666667</text:p>
              </table:table-cell>
            </table:table-row>
            <table:table-row>
              <table:table-cell office:value-type="string">
                <text:p>Jan 2007</text:p>
              </table:table-cell>
              <table:table-cell office:value-type="float" office:value="111">
                <text:p>111</text:p>
              </table:table-cell>
              <table:table-cell office:value-type="float" office:value="103.333333333333">
                <text:p>103.333333333333</text:p>
              </table:table-cell>
              <table:table-cell office:value-type="float" office:value="97.1666666666667">
                <text:p>97.1666666666667</text:p>
              </table:table-cell>
              <table:table-cell office:value-type="float" office:value="87.8333333333333">
                <text:p>87.8333333333333</text:p>
              </table:table-cell>
              <table:table-cell office:value-type="float" office:value="45.4166666666667">
                <text:p>45.4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  <table:table-cell office:value-type="float" office:value="107.666666666667">
                <text:p>107.666666666667</text:p>
              </table:table-cell>
              <table:table-cell office:value-type="float" office:value="101">
                <text:p>101</text:p>
              </table:table-cell>
              <table:table-cell office:value-type="float" office:value="91.25">
                <text:p>91.25</text:p>
              </table:table-cell>
              <table:table-cell office:value-type="float" office:value="45.3333333333333">
                <text:p>45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">
                <text:p>114</text:p>
              </table:table-cell>
              <table:table-cell office:value-type="float" office:value="111.333333333333">
                <text:p>111.333333333333</text:p>
              </table:table-cell>
              <table:table-cell office:value-type="float" office:value="105">
                <text:p>105</text:p>
              </table:table-cell>
              <table:table-cell office:value-type="float" office:value="95.0833333333333">
                <text:p>95.0833333333333</text:p>
              </table:table-cell>
              <table:table-cell office:value-type="float" office:value="45.8333333333333">
                <text:p>45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106.5">
                <text:p>106.5</text:p>
              </table:table-cell>
              <table:table-cell office:value-type="float" office:value="97.75">
                <text:p>97.75</text:p>
              </table:table-cell>
              <table:table-cell office:value-type="float" office:value="44.6666666666667">
                <text:p>44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108">
                <text:p>108</text:p>
              </table:table-cell>
              <table:table-cell office:value-type="float" office:value="99.0833333333333">
                <text:p>99.0833333333333</text:p>
              </table:table-cell>
              <table:table-cell office:value-type="float" office:value="41.4166666666667">
                <text:p>41.4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108">
                <text:p>108</text:p>
              </table:table-cell>
              <table:table-cell office:value-type="float" office:value="100.25">
                <text:p>100.25</text:p>
              </table:table-cell>
              <table:table-cell office:value-type="float" office:value="37.9166666666667">
                <text:p>37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107.166666666667">
                <text:p>107.166666666667</text:p>
              </table:table-cell>
              <table:table-cell office:value-type="float" office:value="102.166666666667">
                <text:p>102.1666666666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">
                <text:p>113</text:p>
              </table:table-cell>
              <table:table-cell office:value-type="float" office:value="107.333333333333">
                <text:p>107.333333333333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104.416666666667">
                <text:p>104.4166666666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  <table:table-cell office:value-type="float" office:value="107.333333333333">
                <text:p>107.333333333333</text:p>
              </table:table-cell>
              <table:table-cell office:value-type="float" office:value="106">
                <text:p>106</text:p>
              </table:table-cell>
              <table:table-cell office:value-type="float" office:value="105.5">
                <text:p>105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6.333333333333">
                <text:p>106.333333333333</text:p>
              </table:table-cell>
              <table:table-cell office:value-type="float" office:value="106.416666666667">
                <text:p>106.416666666667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">
                <text:p>93</text:p>
              </table:table-cell>
              <table:table-cell office:value-type="float" office:value="101.333333333333">
                <text:p>101.333333333333</text:p>
              </table:table-cell>
              <table:table-cell office:value-type="float" office:value="104.333333333333">
                <text:p>104.333333333333</text:p>
              </table:table-cell>
              <table:table-cell office:value-type="float" office:value="106.166666666667">
                <text:p>106.166666666667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">
                <text:p>88</text:p>
              </table:table-cell>
              <table:table-cell office:value-type="float" office:value="96.3333333333333">
                <text:p>96.3333333333333</text:p>
              </table:table-cell>
              <table:table-cell office:value-type="float" office:value="101.833333333333">
                <text:p>101.833333333333</text:p>
              </table:table-cell>
              <table:table-cell office:value-type="float" office:value="104.916666666667">
                <text:p>104.916666666667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Jan 2008</text:p>
              </table:table-cell>
              <table:table-cell office:value-type="float" office:value="108">
                <text:p>108</text:p>
              </table:table-cell>
              <table:table-cell office:value-type="float" office:value="96.3333333333333">
                <text:p>96.3333333333333</text:p>
              </table:table-cell>
              <table:table-cell office:value-type="float" office:value="102.166666666667">
                <text:p>102.166666666667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16.8333333333333">
                <text:p>16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">
                <text:p>108</text:p>
              </table:table-cell>
              <table:table-cell office:value-type="float" office:value="101.333333333333">
                <text:p>101.333333333333</text:p>
              </table:table-cell>
              <table:table-cell office:value-type="float" office:value="101.333333333333">
                <text:p>101.333333333333</text:p>
              </table:table-cell>
              <table:table-cell office:value-type="float" office:value="104.583333333333">
                <text:p>104.583333333333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">
                <text:p>114</text:p>
              </table:table-cell>
              <table:table-cell office:value-type="float" office:value="110">
                <text:p>110</text:p>
              </table:table-cell>
              <table:table-cell office:value-type="float" office:value="103.166666666667">
                <text:p>103.166666666667</text:p>
              </table:table-cell>
              <table:table-cell office:value-type="float" office:value="104.583333333333">
                <text:p>104.58333333333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104.5">
                <text:p>104.5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">
                <text:p>93</text:p>
              </table:table-cell>
              <table:table-cell office:value-type="float" office:value="104">
                <text:p>104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103.5">
                <text:p>103.5</text:p>
              </table:table-cell>
              <table:table-cell office:value-type="float" office:value="4.41666666666667">
                <text:p>4.4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104">
                <text:p>104</text:p>
              </table:table-cell>
              <table:table-cell office:value-type="float" office:value="102.916666666667">
                <text:p>102.91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01.666666666667">
                <text:p>101.666666666667</text:p>
              </table:table-cell>
              <table:table-cell office:value-type="float" office:value="101.916666666667">
                <text:p>101.9166666666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100.333333333333">
                <text:p>100.333333333333</text:p>
              </table:table-cell>
              <table:table-cell office:value-type="float" office:value="100.833333333333">
                <text:p>100.833333333333</text:p>
              </table:table-cell>
              <table:table-cell office:value-type="float" office:value="-3.58333333333334">
                <text:p>-3.583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">
                <text:p>93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96.8333333333333">
                <text:p>96.8333333333333</text:p>
              </table:table-cell>
              <table:table-cell office:value-type="float" office:value="100">
                <text:p>100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  <table:table-cell office:value-type="float" office:value="97.1666666666667">
                <text:p>97.1666666666667</text:p>
              </table:table-cell>
              <table:table-cell office:value-type="float" office:value="99.9166666666667">
                <text:p>99.9166666666667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98">
                <text:p>98</text:p>
              </table:table-cell>
              <table:table-cell office:value-type="float" office:value="100.333333333333">
                <text:p>100.333333333333</text:p>
              </table:table-cell>
              <table:table-cell office:value-type="float" office:value="-5.83333333333334">
                <text:p>-5.833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">
                <text:p>111</text:p>
              </table:table-cell>
              <table:table-cell office:value-type="float" office:value="105.333333333333">
                <text:p>105.333333333333</text:p>
              </table:table-cell>
              <table:table-cell office:value-type="float" office:value="100.5">
                <text:p>100.5</text:p>
              </table:table-cell>
              <table:table-cell office:value-type="float" office:value="102.25">
                <text:p>102.25</text:p>
              </table:table-cell>
              <table:table-cell office:value-type="float" office:value="-2.66666666666667">
                <text:p>-2.66666666666667</text:p>
              </table:table-cell>
            </table:table-row>
            <table:table-row>
              <table:table-cell office:value-type="string">
                <text:p>Jan 2009</text:p>
              </table:table-cell>
              <table:table-cell office:value-type="float" office:value="110">
                <text:p>110</text:p>
              </table:table-cell>
              <table:table-cell office:value-type="float" office:value="106.333333333333">
                <text:p>106.333333333333</text:p>
              </table:table-cell>
              <table:table-cell office:value-type="float" office:value="103.166666666667">
                <text:p>103.166666666667</text:p>
              </table:table-cell>
              <table:table-cell office:value-type="float" office:value="102.416666666667">
                <text:p>102.416666666667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">
                <text:p>95</text:p>
              </table:table-cell>
              <table:table-cell office:value-type="float" office:value="105.333333333333">
                <text:p>105.333333333333</text:p>
              </table:table-cell>
              <table:table-cell office:value-type="float" office:value="102.333333333333">
                <text:p>102.333333333333</text:p>
              </table:table-cell>
              <table:table-cell office:value-type="float" office:value="101.333333333333">
                <text:p>101.333333333333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  <table:table-cell office:value-type="float" office:value="103.666666666667">
                <text:p>103.666666666667</text:p>
              </table:table-cell>
              <table:table-cell office:value-type="float" office:value="104.5">
                <text:p>104.5</text:p>
              </table:table-cell>
              <table:table-cell office:value-type="float" office:value="100.666666666667">
                <text:p>100.666666666667</text:p>
              </table:table-cell>
              <table:table-cell office:value-type="float" office:value="-3.91666666666666">
                <text:p>-3.916666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  <table:table-cell office:value-type="float" office:value="101.666666666667">
                <text:p>101.666666666667</text:p>
              </table:table-cell>
              <table:table-cell office:value-type="float" office:value="99.4166666666667">
                <text:p>99.4166666666667</text:p>
              </table:table-cell>
              <table:table-cell office:value-type="float" office:value="-5.08333333333333">
                <text:p>-5.0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">
                <text:p>84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-4.83333333333333">
                <text:p>-4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84.6666666666667">
                <text:p>84.6666666666667</text:p>
              </table:table-cell>
              <table:table-cell office:value-type="float" office:value="94.1666666666667">
                <text:p>94.1666666666667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-5.58333333333334">
                <text:p>-5.583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9.5">
                <text:p>89.5</text:p>
              </table:table-cell>
              <table:table-cell office:value-type="float" office:value="96.3333333333333">
                <text:p>96.3333333333333</text:p>
              </table:table-cell>
              <table:table-cell office:value-type="float" office:value="-5.58333333333334">
                <text:p>-5.583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">
                <text:p>96</text:p>
              </table:table-cell>
              <table:table-cell office:value-type="float" office:value="86">
                <text:p>86</text:p>
              </table:table-cell>
              <table:table-cell office:value-type="float" office:value="89.6666666666667">
                <text:p>89.6666666666667</text:p>
              </table:table-cell>
              <table:table-cell office:value-type="float" office:value="96">
                <text:p>96</text:p>
              </table:table-cell>
              <table:table-cell office:value-type="float" office:value="-4.83333333333333">
                <text:p>-4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90.6666666666667">
                <text:p>90.6666666666667</text:p>
              </table:table-cell>
              <table:table-cell office:value-type="float" office:value="87.6666666666667">
                <text:p>87.6666666666667</text:p>
              </table:table-cell>
              <table:table-cell office:value-type="float" office:value="96.0833333333333">
                <text:p>96.0833333333333</text:p>
              </table:table-cell>
              <table:table-cell office:value-type="float" office:value="-3.91666666666667">
                <text:p>-3.9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">
                <text:p>93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88.1666666666667">
                <text:p>88.1666666666667</text:p>
              </table:table-cell>
              <table:table-cell office:value-type="float" office:value="94.9166666666667">
                <text:p>94.916666666666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">
                <text:p>81</text:p>
              </table:table-cell>
              <table:table-cell office:value-type="float" office:value="89.3333333333333">
                <text:p>89.3333333333333</text:p>
              </table:table-cell>
              <table:table-cell office:value-type="float" office:value="87.6666666666667">
                <text:p>87.6666666666667</text:p>
              </table:table-cell>
              <table:table-cell office:value-type="float" office:value="93.5">
                <text:p>93.5</text:p>
              </table:table-cell>
              <table:table-cell office:value-type="float" office:value="-6.83333333333333">
                <text:p>-6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">
                <text:p>86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8.6666666666667">
                <text:p>88.6666666666667</text:p>
              </table:table-cell>
              <table:table-cell office:value-type="float" office:value="91.4166666666667">
                <text:p>91.4166666666667</text:p>
              </table:table-cell>
              <table:table-cell office:value-type="float" office:value="-10.8333333333333">
                <text:p>-10.8333333333333</text:p>
              </table:table-cell>
            </table:table-row>
            <table:table-row>
              <table:table-cell office:value-type="string">
                <text:p>Jan 2010</text:p>
              </table:table-cell>
              <table:table-cell office:value-type="float" office:value="97">
                <text:p>97</text:p>
              </table:table-cell>
              <table:table-cell office:value-type="float" office:value="88">
                <text:p>88</text:p>
              </table:table-cell>
              <table:table-cell office:value-type="float" office:value="91.1666666666667">
                <text:p>91.1666666666667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-12.0833333333333">
                <text:p>-12.0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">
                <text:p>102</text:p>
              </table:table-cell>
              <table:table-cell office:value-type="float" office:value="95">
                <text:p>95</text:p>
              </table:table-cell>
              <table:table-cell office:value-type="float" office:value="92.1666666666667">
                <text:p>92.1666666666667</text:p>
              </table:table-cell>
              <table:table-cell office:value-type="float" office:value="90.9166666666667">
                <text:p>90.9166666666667</text:p>
              </table:table-cell>
              <table:table-cell office:value-type="float" office:value="-10.4166666666667">
                <text:p>-10.4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96.3333333333333">
                <text:p>96.3333333333333</text:p>
              </table:table-cell>
              <table:table-cell office:value-type="float" office:value="91.5">
                <text:p>91.5</text:p>
              </table:table-cell>
              <table:table-cell office:value-type="float" office:value="89.5833333333333">
                <text:p>89.5833333333333</text:p>
              </table:table-cell>
              <table:table-cell office:value-type="float" office:value="-11.0833333333333">
                <text:p>-11.0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93.1666666666667">
                <text:p>93.1666666666667</text:p>
              </table:table-cell>
              <table:table-cell office:value-type="float" office:value="90.6666666666667">
                <text:p>90.6666666666667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">
                <text:p>99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96.1666666666667">
                <text:p>96.1666666666667</text:p>
              </table:table-cell>
              <table:table-cell office:value-type="float" office:value="91.9166666666667">
                <text:p>91.9166666666667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">
                <text:p>91</text:p>
              </table:table-cell>
              <table:table-cell office:value-type="float" office:value="97.6666666666667">
                <text:p>97.6666666666667</text:p>
              </table:table-cell>
              <table:table-cell office:value-type="float" office:value="97">
                <text:p>97</text:p>
              </table:table-cell>
              <table:table-cell office:value-type="float" office:value="92.8333333333333">
                <text:p>92.8333333333333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  <table:table-cell office:value-type="float" office:value="91">
                <text:p>91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92.9166666666667">
                <text:p>92.9166666666667</text:p>
              </table:table-cell>
              <table:table-cell office:value-type="float" office:value="-3.41666666666666">
                <text:p>-3.416666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82.6666666666667">
                <text:p>82.6666666666667</text:p>
              </table:table-cell>
              <table:table-cell office:value-type="float" office:value="90">
                <text:p>90</text:p>
              </table:table-cell>
              <table:table-cell office:value-type="float" office:value="91.0833333333333">
                <text:p>91.0833333333333</text:p>
              </table:table-cell>
              <table:table-cell office:value-type="float" office:value="-4.91666666666667">
                <text:p>-4.9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87.8333333333333">
                <text:p>87.8333333333333</text:p>
              </table:table-cell>
              <table:table-cell office:value-type="float" office:value="89.6666666666667">
                <text:p>89.6666666666667</text:p>
              </table:table-cell>
              <table:table-cell office:value-type="float" office:value="-6.41666666666666">
                <text:p>-6.416666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">
                <text:p>76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8.25">
                <text:p>88.25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80.3333333333333">
                <text:p>80.3333333333333</text:p>
              </table:table-cell>
              <table:table-cell office:value-type="float" office:value="88.25">
                <text:p>88.25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8">
                <text:p>88</text:p>
              </table:table-cell>
              <table:table-cell office:value-type="float" office:value="-3.41666666666667">
                <text:p>-3.41666666666667</text:p>
              </table:table-cell>
            </table:table-row>
            <table:table-row>
              <table:table-cell office:value-type="string">
                <text:p>Jan 2011</text:p>
              </table:table-cell>
              <table:table-cell office:value-type="float" office:value="94">
                <text:p>94</text:p>
              </table:table-cell>
              <table:table-cell office:value-type="float" office:value="86">
                <text:p>86</text:p>
              </table:table-cell>
              <table:table-cell office:value-type="float" office:value="80.8333333333333">
                <text:p>80.8333333333333</text:p>
              </table:table-cell>
              <table:table-cell office:value-type="float" office:value="87.75">
                <text:p>87.75</text:p>
              </table:table-cell>
              <table:table-cell office:value-type="float" office:value="-2.58333333333333">
                <text:p>-2.5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3.5">
                <text:p>83.5</text:p>
              </table:table-cell>
              <table:table-cell office:value-type="float" office:value="86.75">
                <text:p>86.75</text:p>
              </table:table-cell>
              <table:table-cell office:value-type="float" office:value="-4.16666666666667">
                <text:p>-4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  <table:table-cell office:value-type="float" office:value="97">
                <text:p>97</text:p>
              </table:table-cell>
              <table:table-cell office:value-type="float" office:value="88.5">
                <text:p>88.5</text:p>
              </table:table-cell>
              <table:table-cell office:value-type="float" office:value="88.1666666666667">
                <text:p>88.1666666666667</text:p>
              </table:table-cell>
              <table:table-cell office:value-type="float" office:value="-1.41666666666666">
                <text:p>-1.416666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90.6666666666667">
                <text:p>90.6666666666667</text:p>
              </table:table-cell>
              <table:table-cell office:value-type="float" office:value="87">
                <text:p>87</text:p>
              </table:table-cell>
              <table:table-cell office:value-type="float" office:value="-3.66666666666667">
                <text:p>-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92.5">
                <text:p>92.5</text:p>
              </table:table-cell>
              <table:table-cell office:value-type="float" office:value="86.4166666666667">
                <text:p>86.4166666666667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">
                <text:p>87</text:p>
              </table:table-cell>
              <table:table-cell office:value-type="float" office:value="89.3333333333333">
                <text:p>89.3333333333333</text:p>
              </table:table-cell>
              <table:table-cell office:value-type="float" office:value="93.1666666666667">
                <text:p>93.1666666666667</text:p>
              </table:table-cell>
              <table:table-cell office:value-type="float" office:value="86.0833333333333">
                <text:p>86.0833333333333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91.1666666666667">
                <text:p>91.1666666666667</text:p>
              </table:table-cell>
              <table:table-cell office:value-type="float" office:value="86">
                <text:p>86</text:p>
              </table:table-cell>
              <table:table-cell office:value-type="float" office:value="-6.91666666666667">
                <text:p>-6.9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">
                <text:p>81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9.6666666666667">
                <text:p>89.6666666666667</text:p>
              </table:table-cell>
              <table:table-cell office:value-type="float" office:value="86.5833333333333">
                <text:p>86.5833333333333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5.6666666666667">
                <text:p>85.6666666666667</text:p>
              </table:table-cell>
              <table:table-cell office:value-type="float" office:value="87.0833333333333">
                <text:p>87.0833333333333</text:p>
              </table:table-cell>
              <table:table-cell office:value-type="float" office:value="-2.58333333333334">
                <text:p>-2.583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">
                <text:p>81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84.3333333333333">
                <text:p>84.3333333333333</text:p>
              </table:table-cell>
              <table:table-cell office:value-type="float" office:value="87.5">
                <text:p>87.5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Nov 2011</text:p>
              </table:table-cell>
              <table:table-cell office:value-type="float" office:value="80">
                <text:p>80</text:p>
              </table:table-cell>
              <table:table-cell office:value-type="float" office:value="81.3333333333333">
                <text:p>81.3333333333333</text:p>
              </table:table-cell>
              <table:table-cell office:value-type="float" office:value="82.3333333333333">
                <text:p>82.3333333333333</text:p>
              </table:table-cell>
              <table:table-cell office:value-type="float" office:value="87.4166666666667">
                <text:p>87.4166666666667</text:p>
              </table:table-cell>
              <table:table-cell office:value-type="float" office:value="-0.833333333333329">
                <text:p>-0.8333333333333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9cm" svg:y="0.316cm" chart:style-name="ch2">
          <text:p>Norwegian (bokmål) Wikipedia</text:p>
        </chart:title>
        <chart:subtitle svg:x="6.858cm" svg:y="1.275cm" chart:style-name="ch3">
          <text:p>New articles</text:p>
        </chart:subtitle>
        <chart:legend chart:legend-position="end" svg:x="12.672cm" svg:y="3.205cm" style:legend-expansion="high" chart:style-name="ch4"/>
        <chart:plot-area chart:style-name="ch5" chart:data-source-has-labels="both" svg:x="1.331cm" svg:y="2.318cm" svg:width="10.701cm" svg:height="5.521cm">
          <chartooo:coordinate-region svg:x="2.72cm" svg:y="2.517cm" svg:width="8.583cm" svg:height="5.123cm"/>
          <chart:axis chart:dimension="x" chart:name="primary-x" chart:style-name="ch6" chartooo:axis-type="auto">
            <chartooo:date-scale/>
            <chart:title svg:x="5.499cm" svg:y="8.019cm" chart:style-name="ch7">
              <text:p>month and year</text:p>
            </chart:title>
            <chart:categories table:cell-range-address="local-table.$A$2:.$A$96"/>
          </chart:axis>
          <chart:axis chart:dimension="y" chart:name="primary-y" chart:style-name="ch8">
            <chart:title svg:x="0.451cm" svg:y="6.418cm" chart:style-name="ch9">
              <text:p>number of articles</text:p>
            </chart:title>
            <chart:grid chart:style-name="ch10" chart:class="major"/>
          </chart:axis>
          <chart:series chart:style-name="ch11" chart:values-cell-range-address="local-table.$B$2:.$B$96" chart:label-cell-address="local-table.$B$1" chart:class="chart:line">
            <chart:data-point chart:repeated="95"/>
          </chart:series>
          <chart:series chart:style-name="ch12" chart:values-cell-range-address="local-table.$C$2:.$C$96" chart:label-cell-address="local-table.$C$1" chart:class="chart:line">
            <chart:data-point chart:repeated="95"/>
          </chart:series>
          <chart:series chart:style-name="ch13" chart:values-cell-range-address="local-table.$D$2:.$D$96" chart:label-cell-address="local-table.$D$1" chart:class="chart:line">
            <chart:data-point chart:repeated="95"/>
          </chart:series>
          <chart:series chart:style-name="ch14" chart:values-cell-range-address="local-table.$E$2:.$E$96" chart:label-cell-address="local-table.$E$1" chart:class="chart:line">
            <chart:data-point chart:repeated="95"/>
          </chart:series>
          <chart:series chart:style-name="ch15" chart:values-cell-range-address="local-table.$F$2:.$F$96" chart:label-cell-address="local-table.$F$1" chart:class="chart:line">
            <chart:data-point chart:repeated="9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onth</text:p>
              </table:table-cell>
              <table:table-cell office:value-type="string">
                <text:p>3 months</text:p>
              </table:table-cell>
              <table:table-cell office:value-type="string">
                <text:p>6 months</text:p>
              </table:table-cell>
              <table:table-cell office:value-type="string">
                <text:p>12 months</text:p>
              </table:table-cell>
              <table:table-cell office:value-type="string">
                <text:p>One year diff</text:p>
              </table:table-cell>
            </table:table-row>
          </table:table-header-rows>
          <table:table-rows>
            <table:table-row>
              <table:table-cell office:value-type="string">
                <text:p>Jan 2004</text:p>
              </table:table-cell>
              <table:table-cell office:value-type="float" office:value="15">
                <text:p>1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2.41666666666667">
                <text:p>2.4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.08333333333333">
                <text:p>5.0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14">
                <text:p>14</text:p>
              </table:table-cell>
              <table:table-cell office:value-type="float" office:value="7.58333333333333">
                <text:p>7.58333333333333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18.1666666666667">
                <text:p>18.166666666666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12.25">
                <text:p>12.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26.1666666666667">
                <text:p>26.1666666666667</text:p>
              </table:table-cell>
              <table:table-cell office:value-type="float" office:value="14.9166666666667">
                <text:p>14.9166666666667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18.9166666666667">
                <text:p>18.9166666666667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32.3333333333333">
                <text:p>32.3333333333333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20.0833333333333">
                <text:p>20.0833333333333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31.1666666666667">
                <text:p>31.1666666666667</text:p>
              </table:table-cell>
              <table:table-cell office:value-type="float" office:value="22.5833333333333">
                <text:p>22.5833333333333</text:p>
              </table:table-cell>
              <table:table-cell office:value-type="float" office:value="21.6666666666667">
                <text:p>21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35.3333333333333">
                <text:p>35.3333333333333</text:p>
              </table:table-cell>
              <table:table-cell office:value-type="float" office:value="36.5">
                <text:p>36.5</text:p>
              </table:table-cell>
              <table:table-cell office:value-type="float" office:value="27.3333333333333">
                <text:p>27.3333333333333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50.6666666666667">
                <text:p>50.6666666666667</text:p>
              </table:table-cell>
              <table:table-cell office:value-type="float" office:value="41.5">
                <text:p>41.5</text:p>
              </table:table-cell>
              <table:table-cell office:value-type="float" office:value="32.1666666666667">
                <text:p>32.1666666666667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">
                <text:p>69</text:p>
              </table:table-cell>
              <table:table-cell office:value-type="float" office:value="63.3333333333333">
                <text:p>63.3333333333333</text:p>
              </table:table-cell>
              <table:table-cell office:value-type="float" office:value="47.5">
                <text:p>47.5</text:p>
              </table:table-cell>
              <table:table-cell office:value-type="float" office:value="36.8333333333333">
                <text:p>36.8333333333333</text:p>
              </table:table-cell>
              <table:table-cell office:value-type="float" office:value="34.3333333333333">
                <text:p>34.3333333333333</text:p>
              </table:table-cell>
            </table:table-row>
            <table:table-row>
              <table:table-cell office:value-type="string">
                <text:p>Jan 2005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51.1666666666667">
                <text:p>51.1666666666667</text:p>
              </table:table-cell>
              <table:table-cell office:value-type="float" office:value="41.4166666666667">
                <text:p>41.4166666666667</text:p>
              </table:table-cell>
              <table:table-cell office:value-type="float" office:value="37.8333333333333">
                <text:p>37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57.5">
                <text:p>57.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37.3333333333333">
                <text:p>37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">
                <text:p>81</text:p>
              </table:table-cell>
              <table:table-cell office:value-type="float" office:value="68.3333333333333">
                <text:p>68.3333333333333</text:p>
              </table:table-cell>
              <table:table-cell office:value-type="float" office:value="65.8333333333333">
                <text:p>65.8333333333333</text:p>
              </table:table-cell>
              <table:table-cell office:value-type="float" office:value="48.5">
                <text:p>48.5</text:p>
              </table:table-cell>
              <table:table-cell office:value-type="float" office:value="40.9166666666667">
                <text:p>40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  <table:table-cell office:value-type="float" office:value="74.6666666666667">
                <text:p>74.6666666666667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53.6666666666667">
                <text:p>53.66666666666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75.5">
                <text:p>75.5</text:p>
              </table:table-cell>
              <table:table-cell office:value-type="float" office:value="58.5">
                <text:p>58.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">
                <text:p>92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79.3333333333333">
                <text:p>79.3333333333333</text:p>
              </table:table-cell>
              <table:table-cell office:value-type="float" office:value="63.4166666666667">
                <text:p>63.4166666666667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79.3333333333333">
                <text:p>79.3333333333333</text:p>
              </table:table-cell>
              <table:table-cell office:value-type="float" office:value="65.25">
                <text:p>65.25</text:p>
              </table:table-cell>
              <table:table-cell office:value-type="float" office:value="46.3333333333333">
                <text:p>46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84.8333333333333">
                <text:p>84.8333333333333</text:p>
              </table:table-cell>
              <table:table-cell office:value-type="float" office:value="71.1666666666667">
                <text:p>71.1666666666667</text:p>
              </table:table-cell>
              <table:table-cell office:value-type="float" office:value="51.0833333333333">
                <text:p>51.0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">
                <text:p>97</text:p>
              </table:table-cell>
              <table:table-cell office:value-type="float" office:value="84.6666666666667">
                <text:p>84.6666666666667</text:p>
              </table:table-cell>
              <table:table-cell office:value-type="float" office:value="87.5">
                <text:p>87.5</text:p>
              </table:table-cell>
              <table:table-cell office:value-type="float" office:value="76.6666666666667">
                <text:p>76.6666666666667</text:p>
              </table:table-cell>
              <table:table-cell office:value-type="float" office:value="54.0833333333333">
                <text:p>54.0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">
                <text:p>114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81.25">
                <text:p>81.25</text:p>
              </table:table-cell>
              <table:table-cell office:value-type="float" office:value="53.9166666666667">
                <text:p>53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">
                <text:p>78</text:p>
              </table:table-cell>
              <table:table-cell office:value-type="float" office:value="96.3333333333333">
                <text:p>96.3333333333333</text:p>
              </table:table-cell>
              <table:table-cell office:value-type="float" office:value="89.6666666666667">
                <text:p>89.6666666666667</text:p>
              </table:table-cell>
              <table:table-cell office:value-type="float" office:value="82.5833333333333">
                <text:p>82.5833333333333</text:p>
              </table:table-cell>
              <table:table-cell office:value-type="float" office:value="50.4166666666667">
                <text:p>50.4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">
                <text:p>85</text:p>
              </table:table-cell>
              <table:table-cell office:value-type="float" office:value="92.3333333333333">
                <text:p>92.3333333333333</text:p>
              </table:table-cell>
              <table:table-cell office:value-type="float" office:value="88.5">
                <text:p>88.5</text:p>
              </table:table-cell>
              <table:table-cell office:value-type="float" office:value="83.9166666666667">
                <text:p>83.9166666666667</text:p>
              </table:table-cell>
              <table:table-cell office:value-type="float" office:value="47.0833333333333">
                <text:p>47.0833333333333</text:p>
              </table:table-cell>
            </table:table-row>
            <table:table-row>
              <table:table-cell office:value-type="string">
                <text:p>Jan 2006</text:p>
              </table:table-cell>
              <table:table-cell office:value-type="float" office:value="118">
                <text:p>118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96.5">
                <text:p>96.5</text:p>
              </table:table-cell>
              <table:table-cell office:value-type="float" office:value="87.9166666666667">
                <text:p>87.916666666666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99.5">
                <text:p>99.5</text:p>
              </table:table-cell>
              <table:table-cell office:value-type="float" office:value="92.1666666666667">
                <text:p>92.1666666666667</text:p>
              </table:table-cell>
              <table:table-cell office:value-type="float" office:value="48.8333333333333">
                <text:p>48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14.333333333333">
                <text:p>114.333333333333</text:p>
              </table:table-cell>
              <table:table-cell office:value-type="float" office:value="103.333333333333">
                <text:p>103.333333333333</text:p>
              </table:table-cell>
              <table:table-cell office:value-type="float" office:value="95.4166666666667">
                <text:p>95.4166666666667</text:p>
              </table:table-cell>
              <table:table-cell office:value-type="float" office:value="46.9166666666667">
                <text:p>46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102.333333333333">
                <text:p>102.333333333333</text:p>
              </table:table-cell>
              <table:table-cell office:value-type="float" office:value="97">
                <text:p>97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14.666666666667">
                <text:p>114.666666666667</text:p>
              </table:table-cell>
              <table:table-cell office:value-type="float" office:value="108.666666666667">
                <text:p>108.666666666667</text:p>
              </table:table-cell>
              <table:table-cell office:value-type="float" office:value="99.1666666666667">
                <text:p>99.1666666666667</text:p>
              </table:table-cell>
              <table:table-cell office:value-type="float" office:value="40.6666666666667">
                <text:p>40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117.333333333333">
                <text:p>117.333333333333</text:p>
              </table:table-cell>
              <table:table-cell office:value-type="float" office:value="115.833333333333">
                <text:p>115.833333333333</text:p>
              </table:table-cell>
              <table:table-cell office:value-type="float" office:value="102.166666666667">
                <text:p>102.166666666667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111.333333333333">
                <text:p>111.333333333333</text:p>
              </table:table-cell>
              <table:table-cell office:value-type="float" office:value="111.166666666667">
                <text:p>111.166666666667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38.5833333333333">
                <text:p>38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  <table:table-cell office:value-type="float" office:value="107.666666666667">
                <text:p>107.666666666667</text:p>
              </table:table-cell>
              <table:table-cell office:value-type="float" office:value="111.166666666667">
                <text:p>111.166666666667</text:p>
              </table:table-cell>
              <table:table-cell office:value-type="float" office:value="105.333333333333">
                <text:p>105.333333333333</text:p>
              </table:table-cell>
              <table:table-cell office:value-type="float" office:value="34.1666666666667">
                <text:p>34.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">
                <text:p>130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112.833333333333">
                <text:p>112.833333333333</text:p>
              </table:table-cell>
              <table:table-cell office:value-type="float" office:value="108.083333333333">
                <text:p>108.083333333333</text:p>
              </table:table-cell>
              <table:table-cell office:value-type="float" office:value="31.4166666666667">
                <text:p>31.4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">
                <text:p>148</text:p>
              </table:table-cell>
              <table:table-cell office:value-type="float" office:value="127.666666666667">
                <text:p>127.666666666667</text:p>
              </table:table-cell>
              <table:table-cell office:value-type="float" office:value="119.5">
                <text:p>119.5</text:p>
              </table:table-cell>
              <table:table-cell office:value-type="float" office:value="110.916666666667">
                <text:p>110.916666666667</text:p>
              </table:table-cell>
              <table:table-cell office:value-type="float" office:value="29.6666666666667">
                <text:p>29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">
                <text:p>211</text:p>
              </table:table-cell>
              <table:table-cell office:value-type="float" office:value="163">
                <text:p>163</text:p>
              </table:table-cell>
              <table:table-cell office:value-type="float" office:value="135.333333333333">
                <text:p>135.333333333333</text:p>
              </table:table-cell>
              <table:table-cell office:value-type="float" office:value="122">
                <text:p>122</text:p>
              </table:table-cell>
              <table:table-cell office:value-type="float" office:value="39.4166666666667">
                <text:p>39.4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">
                <text:p>139</text:p>
              </table:table-cell>
              <table:table-cell office:value-type="float" office:value="166">
                <text:p>166</text:p>
              </table:table-cell>
              <table:table-cell office:value-type="float" office:value="137.166666666667">
                <text:p>137.166666666667</text:p>
              </table:table-cell>
              <table:table-cell office:value-type="float" office:value="126.5">
                <text:p>126.5</text:p>
              </table:table-cell>
              <table:table-cell office:value-type="float" office:value="42.5833333333333">
                <text:p>42.5833333333333</text:p>
              </table:table-cell>
            </table:table-row>
            <table:table-row>
              <table:table-cell office:value-type="string">
                <text:p>Jan 2007</text:p>
              </table:table-cell>
              <table:table-cell office:value-type="float" office:value="137">
                <text:p>137</text:p>
              </table:table-cell>
              <table:table-cell office:value-type="float" office:value="162.333333333333">
                <text:p>162.333333333333</text:p>
              </table:table-cell>
              <table:table-cell office:value-type="float" office:value="145">
                <text:p>145</text:p>
              </table:table-cell>
              <table:table-cell office:value-type="float" office:value="128.083333333333">
                <text:p>128.083333333333</text:p>
              </table:table-cell>
              <table:table-cell office:value-type="float" office:value="40.1666666666667">
                <text:p>40.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">
                <text:p>173</text:p>
              </table:table-cell>
              <table:table-cell office:value-type="float" office:value="149.666666666667">
                <text:p>149.666666666667</text:p>
              </table:table-cell>
              <table:table-cell office:value-type="float" office:value="156.333333333333">
                <text:p>156.333333333333</text:p>
              </table:table-cell>
              <table:table-cell office:value-type="float" office:value="133.75">
                <text:p>133.75</text:p>
              </table:table-cell>
              <table:table-cell office:value-type="float" office:value="41.5833333333333">
                <text:p>41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">
                <text:p>163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161.833333333333">
                <text:p>161.833333333333</text:p>
              </table:table-cell>
              <table:table-cell office:value-type="float" office:value="137.333333333333">
                <text:p>137.333333333333</text:p>
              </table:table-cell>
              <table:table-cell office:value-type="float" office:value="41.9166666666667">
                <text:p>41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52.666666666667">
                <text:p>152.666666666667</text:p>
              </table:table-cell>
              <table:table-cell office:value-type="float" office:value="157.5">
                <text:p>157.5</text:p>
              </table:table-cell>
              <table:table-cell office:value-type="float" office:value="138.5">
                <text:p>138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136">
                <text:p>136</text:p>
              </table:table-cell>
              <table:table-cell office:value-type="float" office:value="142.833333333333">
                <text:p>142.833333333333</text:p>
              </table:table-cell>
              <table:table-cell office:value-type="float" office:value="139.083333333333">
                <text:p>139.083333333333</text:p>
              </table:table-cell>
              <table:table-cell office:value-type="float" office:value="39.9166666666667">
                <text:p>39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">
                <text:p>113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138.5">
                <text:p>138.5</text:p>
              </table:table-cell>
              <table:table-cell office:value-type="float" office:value="137.833333333333">
                <text:p>137.833333333333</text:p>
              </table:table-cell>
              <table:table-cell office:value-type="float" office:value="35.6666666666667">
                <text:p>35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39">
                <text:p>139</text:p>
              </table:table-cell>
              <table:table-cell office:value-type="float" office:value="142">
                <text:p>142</text:p>
              </table:table-cell>
              <table:table-cell office:value-type="float" office:value="38.1666666666667">
                <text:p>38.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151.833333333333">
                <text:p>151.833333333333</text:p>
              </table:table-cell>
              <table:table-cell office:value-type="float" office:value="154.083333333333">
                <text:p>154.083333333333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  <table:table-cell office:value-type="float" office:value="184">
                <text:p>184</text:p>
              </table:table-cell>
              <table:table-cell office:value-type="float" office:value="151.666666666667">
                <text:p>151.666666666667</text:p>
              </table:table-cell>
              <table:table-cell office:value-type="float" office:value="156.75">
                <text:p>156.75</text:p>
              </table:table-cell>
              <table:table-cell office:value-type="float" office:value="48.6666666666667">
                <text:p>48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  <table:table-cell office:value-type="float" office:value="172.333333333333">
                <text:p>172.333333333333</text:p>
              </table:table-cell>
              <table:table-cell office:value-type="float" office:value="148.833333333333">
                <text:p>148.833333333333</text:p>
              </table:table-cell>
              <table:table-cell office:value-type="float" office:value="153.166666666667">
                <text:p>153.166666666667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">
                <text:p>152</text:p>
              </table:table-cell>
              <table:table-cell office:value-type="float" office:value="139.666666666667">
                <text:p>139.666666666667</text:p>
              </table:table-cell>
              <table:table-cell office:value-type="float" office:value="153.666666666667">
                <text:p>153.666666666667</text:p>
              </table:table-cell>
              <table:table-cell office:value-type="float" office:value="148.25">
                <text:p>148.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">
                <text:p>11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146.583333333333">
                <text:p>146.583333333333</text:p>
              </table:table-cell>
              <table:table-cell office:value-type="float" office:value="20.0833333333333">
                <text:p>20.0833333333333</text:p>
              </table:table-cell>
            </table:table-row>
            <table:table-row>
              <table:table-cell office:value-type="string">
                <text:p>Jan 2008</text:p>
              </table:table-cell>
              <table:table-cell office:value-type="float" office:value="155">
                <text:p>155</text:p>
              </table:table-cell>
              <table:table-cell office:value-type="float" office:value="142">
                <text:p>142</text:p>
              </table:table-cell>
              <table:table-cell office:value-type="float" office:value="157.166666666667">
                <text:p>157.166666666667</text:p>
              </table:table-cell>
              <table:table-cell office:value-type="float" office:value="148.083333333333">
                <text:p>148.0833333333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  <table:table-cell office:value-type="float" office:value="145.333333333333">
                <text:p>145.333333333333</text:p>
              </table:table-cell>
              <table:table-cell office:value-type="float" office:value="142.5">
                <text:p>142.5</text:p>
              </table:table-cell>
              <table:table-cell office:value-type="float" office:value="147.166666666667">
                <text:p>147.166666666667</text:p>
              </table:table-cell>
              <table:table-cell office:value-type="float" office:value="13.4166666666667">
                <text:p>13.4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">
                <text:p>142</text:p>
              </table:table-cell>
              <table:table-cell office:value-type="float" office:value="153">
                <text:p>153</text:p>
              </table:table-cell>
              <table:table-cell office:value-type="float" office:value="139.166666666667">
                <text:p>139.166666666667</text:p>
              </table:table-cell>
              <table:table-cell office:value-type="float" office:value="145.416666666667">
                <text:p>145.416666666667</text:p>
              </table:table-cell>
              <table:table-cell office:value-type="float" office:value="8.08333333333331">
                <text:p>8.08333333333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">
                <text:p>145</text:p>
              </table:table-cell>
              <table:table-cell office:value-type="float" office:value="149.666666666667">
                <text:p>149.666666666667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147.333333333333">
                <text:p>147.333333333333</text:p>
              </table:table-cell>
              <table:table-cell office:value-type="float" office:value="8.83333333333334">
                <text:p>8.833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5.166666666667">
                <text:p>145.166666666667</text:p>
              </table:table-cell>
              <table:table-cell office:value-type="float" office:value="149.416666666667">
                <text:p>149.416666666667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">
                <text:p>137</text:p>
              </table:table-cell>
              <table:table-cell office:value-type="float" office:value="143.333333333333">
                <text:p>143.333333333333</text:p>
              </table:table-cell>
              <table:table-cell office:value-type="float" office:value="148.166666666667">
                <text:p>148.166666666667</text:p>
              </table:table-cell>
              <table:table-cell office:value-type="float" office:value="151.416666666667">
                <text:p>151.416666666667</text:p>
              </table:table-cell>
              <table:table-cell office:value-type="float" office:value="13.5833333333333">
                <text:p>13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41.5">
                <text:p>141.5</text:p>
              </table:table-cell>
              <table:table-cell office:value-type="float" office:value="149.333333333333">
                <text:p>149.333333333333</text:p>
              </table:table-cell>
              <table:table-cell office:value-type="float" office:value="7.33333333333334">
                <text:p>7.333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">
                <text:p>101</text:p>
              </table:table-cell>
              <table:table-cell office:value-type="float" office:value="117.666666666667">
                <text:p>117.666666666667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136.916666666667">
                <text:p>136.916666666667</text:p>
              </table:table-cell>
              <table:table-cell office:value-type="float" office:value="-17.1666666666667">
                <text:p>-17.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">
                <text:p>137</text:p>
              </table:table-cell>
              <table:table-cell office:value-type="float" office:value="117.666666666667">
                <text:p>117.666666666667</text:p>
              </table:table-cell>
              <table:table-cell office:value-type="float" office:value="130.5">
                <text:p>130.5</text:p>
              </table:table-cell>
              <table:table-cell office:value-type="float" office:value="134.833333333333">
                <text:p>134.833333333333</text:p>
              </table:table-cell>
              <table:table-cell office:value-type="float" office:value="-21.9166666666667">
                <text:p>-21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">
                <text:p>223</text:p>
              </table:table-cell>
              <table:table-cell office:value-type="float" office:value="153.666666666667">
                <text:p>153.666666666667</text:p>
              </table:table-cell>
              <table:table-cell office:value-type="float" office:value="143.5">
                <text:p>143.5</text:p>
              </table:table-cell>
              <table:table-cell office:value-type="float" office:value="144.666666666667">
                <text:p>144.666666666667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">
                <text:p>260</text:p>
              </table:table-cell>
              <table:table-cell office:value-type="float" office:value="206.666666666667">
                <text:p>206.666666666667</text:p>
              </table:table-cell>
              <table:table-cell office:value-type="float" office:value="162.166666666667">
                <text:p>162.166666666667</text:p>
              </table:table-cell>
              <table:table-cell office:value-type="float" office:value="153.666666666667">
                <text:p>153.666666666667</text:p>
              </table:table-cell>
              <table:table-cell office:value-type="float" office:value="5.41666666666666">
                <text:p>5.416666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">
                <text:p>172</text:p>
              </table:table-cell>
              <table:table-cell office:value-type="float" office:value="218.333333333333">
                <text:p>218.333333333333</text:p>
              </table:table-cell>
              <table:table-cell office:value-type="float" office:value="168">
                <text:p>168</text:p>
              </table:table-cell>
              <table:table-cell office:value-type="float" office:value="158.083333333333">
                <text:p>158.08333333333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Jan 2009</text:p>
              </table:table-cell>
              <table:table-cell office:value-type="float" office:value="118">
                <text:p>118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168.5">
                <text:p>168.5</text:p>
              </table:table-cell>
              <table:table-cell office:value-type="float" office:value="155">
                <text:p>155</text:p>
              </table:table-cell>
              <table:table-cell office:value-type="float" office:value="6.91666666666666">
                <text:p>6.916666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  <table:table-cell office:value-type="float" office:value="133">
                <text:p>133</text:p>
              </table:table-cell>
              <table:table-cell office:value-type="float" office:value="169.833333333333">
                <text:p>169.833333333333</text:p>
              </table:table-cell>
              <table:table-cell office:value-type="float" office:value="150.583333333333">
                <text:p>150.583333333333</text:p>
              </table:table-cell>
              <table:table-cell office:value-type="float" office:value="3.41666666666669">
                <text:p>3.41666666666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">
                <text:p>99</text:p>
              </table:table-cell>
              <table:table-cell office:value-type="float" office:value="108.666666666667">
                <text:p>108.666666666667</text:p>
              </table:table-cell>
              <table:table-cell office:value-type="float" office:value="163.5">
                <text:p>163.5</text:p>
              </table:table-cell>
              <table:table-cell office:value-type="float" office:value="147">
                <text:p>147</text:p>
              </table:table-cell>
              <table:table-cell office:value-type="float" office:value="1.58333333333334">
                <text:p>1.583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44.166666666667">
                <text:p>144.166666666667</text:p>
              </table:table-cell>
              <table:table-cell office:value-type="float" office:value="143.833333333333">
                <text:p>143.833333333333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">
                <text:p>88</text:p>
              </table:table-cell>
              <table:table-cell office:value-type="float" office:value="98">
                <text:p>98</text:p>
              </table:table-cell>
              <table:table-cell office:value-type="float" office:value="115.5">
                <text:p>115.5</text:p>
              </table:table-cell>
              <table:table-cell office:value-type="float" office:value="138.833333333333">
                <text:p>138.833333333333</text:p>
              </table:table-cell>
              <table:table-cell office:value-type="float" office:value="-10.5833333333333">
                <text:p>-10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">
                <text:p>84</text:p>
              </table:table-cell>
              <table:table-cell office:value-type="float" office:value="93">
                <text:p>93</text:p>
              </table:table-cell>
              <table:table-cell office:value-type="float" office:value="100.833333333333">
                <text:p>100.833333333333</text:p>
              </table:table-cell>
              <table:table-cell office:value-type="float" office:value="134.416666666667">
                <text:p>134.41666666666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  <table:table-cell office:value-type="float" office:value="82.3333333333333">
                <text:p>82.3333333333333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131.083333333333">
                <text:p>131.083333333333</text:p>
              </table:table-cell>
              <table:table-cell office:value-type="float" office:value="-18.25">
                <text:p>-18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  <table:table-cell office:value-type="float" office:value="88">
                <text:p>88</text:p>
              </table:table-cell>
              <table:table-cell office:value-type="float" office:value="93">
                <text:p>93</text:p>
              </table:table-cell>
              <table:table-cell office:value-type="float" office:value="131.416666666667">
                <text:p>131.416666666667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95.8333333333333">
                <text:p>95.8333333333333</text:p>
              </table:table-cell>
              <table:table-cell office:value-type="float" office:value="129.666666666667">
                <text:p>129.666666666667</text:p>
              </table:table-cell>
              <table:table-cell office:value-type="float" office:value="-5.16666666666669">
                <text:p>-5.16666666666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">
                <text:p>126</text:p>
              </table:table-cell>
              <table:table-cell office:value-type="float" office:value="115.666666666667">
                <text:p>115.666666666667</text:p>
              </table:table-cell>
              <table:table-cell office:value-type="float" office:value="99">
                <text:p>99</text:p>
              </table:table-cell>
              <table:table-cell office:value-type="float" office:value="121.583333333333">
                <text:p>121.583333333333</text:p>
              </table:table-cell>
              <table:table-cell office:value-type="float" office:value="-23.0833333333333">
                <text:p>-23.0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106.5">
                <text:p>106.5</text:p>
              </table:table-cell>
              <table:table-cell office:value-type="float" office:value="111">
                <text:p>111</text:p>
              </table:table-cell>
              <table:table-cell office:value-type="float" office:value="-42.6666666666667">
                <text:p>-42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">
                <text:p>133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114.666666666667">
                <text:p>114.666666666667</text:p>
              </table:table-cell>
              <table:table-cell office:value-type="float" office:value="107.75">
                <text:p>107.75</text:p>
              </table:table-cell>
              <table:table-cell office:value-type="float" office:value="-50.3333333333333">
                <text:p>-50.3333333333333</text:p>
              </table:table-cell>
            </table:table-row>
            <table:table-row>
              <table:table-cell office:value-type="string">
                <text:p>Jan 2010</text:p>
              </table:table-cell>
              <table:table-cell office:value-type="float" office:value="125">
                <text:p>125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123">
                <text:p>123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-46.6666666666667">
                <text:p>-46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">
                <text:p>136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128.166666666667">
                <text:p>128.166666666667</text:p>
              </table:table-cell>
              <table:table-cell office:value-type="float" office:value="110.583333333333">
                <text:p>110.58333333333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129.666666666667">
                <text:p>129.666666666667</text:p>
              </table:table-cell>
              <table:table-cell office:value-type="float" office:value="130.166666666667">
                <text:p>130.166666666667</text:p>
              </table:table-cell>
              <table:table-cell office:value-type="float" office:value="113">
                <text:p>11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  <table:table-cell office:value-type="float" office:value="123.666666666667">
                <text:p>123.666666666667</text:p>
              </table:table-cell>
              <table:table-cell office:value-type="float" office:value="127">
                <text:p>127</text:p>
              </table:table-cell>
              <table:table-cell office:value-type="float" office:value="113">
                <text:p>113</text:p>
              </table:table-cell>
              <table:table-cell office:value-type="float" office:value="-30.8333333333333">
                <text:p>-30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">
                <text:p>139</text:p>
              </table:table-cell>
              <table:table-cell office:value-type="float" office:value="124.666666666667">
                <text:p>124.666666666667</text:p>
              </table:table-cell>
              <table:table-cell office:value-type="float" office:value="128">
                <text:p>128</text:p>
              </table:table-cell>
              <table:table-cell office:value-type="float" office:value="117.25">
                <text:p>117.25</text:p>
              </table:table-cell>
              <table:table-cell office:value-type="float" office:value="-21.5833333333333">
                <text:p>-21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26.833333333333">
                <text:p>126.833333333333</text:p>
              </table:table-cell>
              <table:table-cell office:value-type="float" office:value="120.75">
                <text:p>120.75</text:p>
              </table:table-cell>
              <table:table-cell office:value-type="float" office:value="-13.6666666666667">
                <text:p>-13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">
                <text:p>133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128.166666666667">
                <text:p>128.166666666667</text:p>
              </table:table-cell>
              <table:table-cell office:value-type="float" office:value="125.583333333333">
                <text:p>125.583333333333</text:p>
              </table:table-cell>
              <table:table-cell office:value-type="float" office:value="-5.50000000000001">
                <text:p>-5.500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">
                <text:p>114</text:p>
              </table:table-cell>
              <table:table-cell office:value-type="float" office:value="124.333333333333">
                <text:p>124.333333333333</text:p>
              </table:table-cell>
              <table:table-cell office:value-type="float" office:value="124.5">
                <text:p>124.5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-5.08333333333333">
                <text:p>-5.0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25.583333333333">
                <text:p>125.583333333333</text:p>
              </table:table-cell>
              <table:table-cell office:value-type="float" office:value="-4.08333333333333">
                <text:p>-4.0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">
                <text:p>113</text:p>
              </table:table-cell>
              <table:table-cell office:value-type="float" office:value="111.333333333333">
                <text:p>111.333333333333</text:p>
              </table:table-cell>
              <table:table-cell office:value-type="float" office:value="122">
                <text:p>122</text:p>
              </table:table-cell>
              <table:table-cell office:value-type="float" office:value="124.5">
                <text:p>124.5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">
                <text:p>111</text:p>
              </table:table-cell>
              <table:table-cell office:value-type="float" office:value="110.333333333333">
                <text:p>110.333333333333</text:p>
              </table:table-cell>
              <table:table-cell office:value-type="float" office:value="117.333333333333">
                <text:p>117.333333333333</text:p>
              </table:table-cell>
              <table:table-cell office:value-type="float" office:value="122.666666666667">
                <text:p>122.666666666667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">
                <text:p>96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12.333333333333">
                <text:p>112.333333333333</text:p>
              </table:table-cell>
              <table:table-cell office:value-type="float" office:value="119.583333333333">
                <text:p>119.583333333333</text:p>
              </table:table-cell>
              <table:table-cell office:value-type="float" office:value="11.8333333333333">
                <text:p>11.8333333333333</text:p>
              </table:table-cell>
            </table:table-row>
            <table:table-row>
              <table:table-cell office:value-type="string">
                <text:p>Jan 2011</text:p>
              </table:table-cell>
              <table:table-cell office:value-type="float" office:value="124">
                <text:p>124</text:p>
              </table:table-cell>
              <table:table-cell office:value-type="float" office:value="110.333333333333">
                <text:p>110.333333333333</text:p>
              </table:table-cell>
              <table:table-cell office:value-type="float" office:value="110.833333333333">
                <text:p>110.833333333333</text:p>
              </table:table-cell>
              <table:table-cell office:value-type="float" office:value="119.5">
                <text:p>119.5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114.666666666667">
                <text:p>114.666666666667</text:p>
              </table:table-cell>
              <table:table-cell office:value-type="float" office:value="112.5">
                <text:p>112.5</text:p>
              </table:table-cell>
              <table:table-cell office:value-type="float" office:value="118.5">
                <text:p>118.5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  <table:table-cell office:value-type="float" office:value="119">
                <text:p>119</text:p>
              </table:table-cell>
              <table:table-cell office:value-type="float" office:value="112.833333333333">
                <text:p>112.833333333333</text:p>
              </table:table-cell>
              <table:table-cell office:value-type="float" office:value="116.916666666667">
                <text:p>116.916666666667</text:p>
              </table:table-cell>
              <table:table-cell office:value-type="float" office:value="3.91666666666667">
                <text:p>3.9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">
                <text:p>101</text:p>
              </table:table-cell>
              <table:table-cell office:value-type="float" office:value="111.333333333333">
                <text:p>111.333333333333</text:p>
              </table:table-cell>
              <table:table-cell office:value-type="float" office:value="110.833333333333">
                <text:p>110.833333333333</text:p>
              </table:table-cell>
              <table:table-cell office:value-type="float" office:value="116.416666666667">
                <text:p>116.416666666667</text:p>
              </table:table-cell>
              <table:table-cell office:value-type="float" office:value="3.41666666666667">
                <text:p>3.4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111">
                <text:p>111</text:p>
              </table:table-cell>
              <table:table-cell office:value-type="float" office:value="112.833333333333">
                <text:p>112.833333333333</text:p>
              </table:table-cell>
              <table:table-cell office:value-type="float" office:value="115.083333333333">
                <text:p>115.083333333333</text:p>
              </table:table-cell>
              <table:table-cell office:value-type="float" office:value="-2.16666666666667">
                <text:p>-2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">
                <text:p>108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114.833333333333">
                <text:p>114.833333333333</text:p>
              </table:table-cell>
              <table:table-cell office:value-type="float" office:value="113.583333333333">
                <text:p>113.583333333333</text:p>
              </table:table-cell>
              <table:table-cell office:value-type="float" office:value="-7.16666666666667">
                <text:p>-7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09">
                <text:p>109</text:p>
              </table:table-cell>
              <table:table-cell office:value-type="float" office:value="109.916666666667">
                <text:p>109.916666666667</text:p>
              </table:table-cell>
              <table:table-cell office:value-type="float" office:value="-15.6666666666667">
                <text:p>-15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">
                <text:p>84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102.333333333333">
                <text:p>102.333333333333</text:p>
              </table:table-cell>
              <table:table-cell office:value-type="float" office:value="107.416666666667">
                <text:p>107.416666666667</text:p>
              </table:table-cell>
              <table:table-cell office:value-type="float" office:value="-18.9166666666667">
                <text:p>-18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  <table:table-cell office:value-type="float" office:value="82.6666666666667">
                <text:p>82.6666666666667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104.75">
                <text:p>104.75</text:p>
              </table:table-cell>
              <table:table-cell office:value-type="float" office:value="-20.8333333333333">
                <text:p>-20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  <table:table-cell office:value-type="float" office:value="80.6666666666667">
                <text:p>80.6666666666667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102.25">
                <text:p>102.25</text:p>
              </table:table-cell>
              <table:table-cell office:value-type="float" office:value="-22.25">
                <text:p>-22.25</text:p>
              </table:table-cell>
            </table:table-row>
            <table:table-row>
              <table:table-cell office:value-type="string">
                <text:p>Nov 2011</text:p>
              </table:table-cell>
              <table:table-cell office:value-type="float" office:value="86">
                <text:p>86</text:p>
              </table:table-cell>
              <table:table-cell office:value-type="float" office:value="81.3333333333333">
                <text:p>81.3333333333333</text:p>
              </table:table-cell>
              <table:table-cell office:value-type="float" office:value="87.5">
                <text:p>87.5</text:p>
              </table:table-cell>
              <table:table-cell office:value-type="float" office:value="100.166666666667">
                <text:p>100.166666666667</text:p>
              </table:table-cell>
              <table:table-cell office:value-type="float" office:value="-22.5">
                <text:p>-22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